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6f09c" officeooo:paragraph-rsid="00185323"/>
    </style:style>
    <style:style style:name="P2" style:family="paragraph" style:parent-style-name="Standard">
      <style:text-properties officeooo:rsid="00042eb5" officeooo:paragraph-rsid="00185323"/>
    </style:style>
    <style:style style:name="P3" style:family="paragraph" style:parent-style-name="Standard">
      <style:text-properties officeooo:rsid="00042eb5" officeooo:paragraph-rsid="001ab4df"/>
    </style:style>
    <style:style style:name="P4" style:family="paragraph" style:parent-style-name="Standard">
      <style:text-properties officeooo:rsid="000b259d" officeooo:paragraph-rsid="00185323"/>
    </style:style>
    <style:style style:name="P5" style:family="paragraph" style:parent-style-name="Standard">
      <style:text-properties officeooo:rsid="000c03fc" officeooo:paragraph-rsid="00185323"/>
    </style:style>
    <style:style style:name="P6" style:family="paragraph" style:parent-style-name="Standard">
      <style:text-properties officeooo:rsid="000ccba6" officeooo:paragraph-rsid="00185323"/>
    </style:style>
    <style:style style:name="P7" style:family="paragraph" style:parent-style-name="Standard">
      <style:text-properties officeooo:rsid="000dc982" officeooo:paragraph-rsid="00185323"/>
    </style:style>
    <style:style style:name="P8" style:family="paragraph" style:parent-style-name="Standard">
      <style:text-properties officeooo:rsid="000df1a0" officeooo:paragraph-rsid="00185323"/>
    </style:style>
    <style:style style:name="P9" style:family="paragraph" style:parent-style-name="Standard">
      <style:text-properties fo:font-weight="bold" officeooo:rsid="000f9427" officeooo:paragraph-rsid="00185323" style:font-weight-asian="bold" style:font-weight-complex="bold"/>
    </style:style>
    <style:style style:name="P10" style:family="paragraph" style:parent-style-name="Standard">
      <style:text-properties fo:font-weight="bold" officeooo:rsid="0048457e" officeooo:paragraph-rsid="0048457e" style:font-weight-asian="bold" style:font-weight-complex="bold"/>
    </style:style>
    <style:style style:name="P11" style:family="paragraph" style:parent-style-name="Standard">
      <style:text-properties fo:font-weight="bold" officeooo:rsid="00312fbd" officeooo:paragraph-rsid="00312fbd" style:font-weight-asian="bold" style:font-weight-complex="bold"/>
    </style:style>
    <style:style style:name="P12" style:family="paragraph" style:parent-style-name="Standard">
      <style:text-properties fo:font-weight="bold" officeooo:rsid="0033b034" officeooo:paragraph-rsid="0033b034" style:font-weight-asian="bold" style:font-weight-complex="bold"/>
    </style:style>
    <style:style style:name="P13" style:family="paragraph" style:parent-style-name="Standard">
      <style:text-properties fo:font-weight="bold" officeooo:rsid="003523f0" officeooo:paragraph-rsid="003523f0" style:font-weight-asian="bold" style:font-weight-complex="bold"/>
    </style:style>
    <style:style style:name="P14" style:family="paragraph" style:parent-style-name="Standard">
      <style:text-properties fo:font-weight="bold" officeooo:rsid="003523f0" officeooo:paragraph-rsid="0048457e" style:font-weight-asian="bold" style:font-weight-complex="bold"/>
    </style:style>
    <style:style style:name="P15" style:family="paragraph" style:parent-style-name="Standard">
      <style:text-properties officeooo:rsid="00119304" officeooo:paragraph-rsid="00185323"/>
    </style:style>
    <style:style style:name="P16" style:family="paragraph" style:parent-style-name="Standard">
      <style:text-properties officeooo:rsid="001357b8" officeooo:paragraph-rsid="00185323"/>
    </style:style>
    <style:style style:name="P17" style:family="paragraph" style:parent-style-name="Standard">
      <style:text-properties officeooo:rsid="00146716" officeooo:paragraph-rsid="00185323"/>
    </style:style>
    <style:style style:name="P18" style:family="paragraph" style:parent-style-name="Standard">
      <style:text-properties officeooo:rsid="0015e327" officeooo:paragraph-rsid="00185323"/>
    </style:style>
    <style:style style:name="P19" style:family="paragraph" style:parent-style-name="Standard">
      <style:text-properties officeooo:rsid="0019e228" officeooo:paragraph-rsid="00185323"/>
    </style:style>
    <style:style style:name="P20" style:family="paragraph" style:parent-style-name="Standard">
      <style:text-properties officeooo:rsid="001ad795" officeooo:paragraph-rsid="00185323"/>
    </style:style>
    <style:style style:name="P21" style:family="paragraph" style:parent-style-name="Standard">
      <style:text-properties officeooo:paragraph-rsid="00185323"/>
    </style:style>
    <style:style style:name="P22" style:family="paragraph" style:parent-style-name="Standard">
      <style:text-properties officeooo:rsid="001c9177" officeooo:paragraph-rsid="00185323"/>
    </style:style>
    <style:style style:name="P23" style:family="paragraph" style:parent-style-name="Standard">
      <style:text-properties officeooo:rsid="001ab4df" officeooo:paragraph-rsid="001ab4df"/>
    </style:style>
    <style:style style:name="P24" style:family="paragraph" style:parent-style-name="Standard">
      <style:text-properties officeooo:rsid="001ab4df" officeooo:paragraph-rsid="0067084b"/>
    </style:style>
    <style:style style:name="P25" style:family="paragraph" style:parent-style-name="Standard">
      <style:text-properties officeooo:rsid="001c05cd" officeooo:paragraph-rsid="001c05cd"/>
    </style:style>
    <style:style style:name="P26" style:family="paragraph" style:parent-style-name="Standard">
      <style:text-properties officeooo:rsid="001c9748" officeooo:paragraph-rsid="001c9748"/>
    </style:style>
    <style:style style:name="P27" style:family="paragraph" style:parent-style-name="Standard">
      <style:text-properties officeooo:rsid="001d2411" officeooo:paragraph-rsid="001d2411"/>
    </style:style>
    <style:style style:name="P28" style:family="paragraph" style:parent-style-name="Standard">
      <style:text-properties officeooo:rsid="001dc7ef" officeooo:paragraph-rsid="001dc7ef"/>
    </style:style>
    <style:style style:name="P29" style:family="paragraph" style:parent-style-name="Standard">
      <style:text-properties officeooo:rsid="001f5093" officeooo:paragraph-rsid="001f5093"/>
    </style:style>
    <style:style style:name="P30" style:family="paragraph" style:parent-style-name="Standard">
      <style:text-properties officeooo:rsid="00201270" officeooo:paragraph-rsid="00201270"/>
    </style:style>
    <style:style style:name="P31" style:family="paragraph" style:parent-style-name="Standard">
      <style:text-properties officeooo:rsid="0020bcbd" officeooo:paragraph-rsid="0020bcbd"/>
    </style:style>
    <style:style style:name="P32" style:family="paragraph" style:parent-style-name="Standard">
      <style:text-properties officeooo:rsid="0026995f" officeooo:paragraph-rsid="0026995f"/>
    </style:style>
    <style:style style:name="P33" style:family="paragraph" style:parent-style-name="Standard">
      <style:text-properties officeooo:rsid="00287e3d" officeooo:paragraph-rsid="00287e3d"/>
    </style:style>
    <style:style style:name="P34" style:family="paragraph" style:parent-style-name="Standard">
      <style:text-properties officeooo:rsid="0028dffc" officeooo:paragraph-rsid="0028dffc"/>
    </style:style>
    <style:style style:name="P35" style:family="paragraph" style:parent-style-name="Standard">
      <style:text-properties officeooo:rsid="003011df" officeooo:paragraph-rsid="003011df"/>
    </style:style>
    <style:style style:name="P36" style:family="paragraph" style:parent-style-name="Standard">
      <style:text-properties officeooo:rsid="003011df" officeooo:paragraph-rsid="004194d4"/>
    </style:style>
    <style:style style:name="P37" style:family="paragraph" style:parent-style-name="Standard">
      <style:text-properties officeooo:rsid="00312fbd" officeooo:paragraph-rsid="00312fbd"/>
    </style:style>
    <style:style style:name="P38" style:family="paragraph" style:parent-style-name="Standard">
      <style:text-properties officeooo:rsid="0031b039" officeooo:paragraph-rsid="0031b039"/>
    </style:style>
    <style:style style:name="P39" style:family="paragraph" style:parent-style-name="Standard">
      <style:text-properties officeooo:rsid="0031b039" officeooo:paragraph-rsid="0033b034"/>
    </style:style>
    <style:style style:name="P40" style:family="paragraph" style:parent-style-name="Standard">
      <style:text-properties officeooo:rsid="0031b039" officeooo:paragraph-rsid="0041186b"/>
    </style:style>
    <style:style style:name="P41" style:family="paragraph" style:parent-style-name="Standard">
      <style:text-properties officeooo:rsid="003523f0" officeooo:paragraph-rsid="003523f0"/>
    </style:style>
    <style:style style:name="P42" style:family="paragraph" style:parent-style-name="Standard">
      <style:text-properties officeooo:rsid="003523f0" officeooo:paragraph-rsid="0048457e"/>
    </style:style>
    <style:style style:name="P43" style:family="paragraph" style:parent-style-name="Standard">
      <style:text-properties officeooo:rsid="00364ff3" officeooo:paragraph-rsid="00364ff3"/>
    </style:style>
    <style:style style:name="P44" style:family="paragraph" style:parent-style-name="Standard">
      <style:text-properties officeooo:rsid="00364ff3" officeooo:paragraph-rsid="005126e5"/>
    </style:style>
    <style:style style:name="P45" style:family="paragraph" style:parent-style-name="Standard">
      <style:text-properties officeooo:rsid="00364ff3" officeooo:paragraph-rsid="00534468"/>
    </style:style>
    <style:style style:name="P46" style:family="paragraph" style:parent-style-name="Standard">
      <style:text-properties officeooo:rsid="0037afd4" officeooo:paragraph-rsid="00631c39"/>
    </style:style>
    <style:style style:name="P47" style:family="paragraph" style:parent-style-name="Standard">
      <style:text-properties officeooo:rsid="0037afd4" officeooo:paragraph-rsid="0065ef33"/>
    </style:style>
    <style:style style:name="P48" style:family="paragraph" style:parent-style-name="Standard">
      <style:text-properties officeooo:rsid="00388e88" officeooo:paragraph-rsid="00388e88"/>
    </style:style>
    <style:style style:name="P49" style:family="paragraph" style:parent-style-name="Standard">
      <style:text-properties officeooo:rsid="00388e88" officeooo:paragraph-rsid="0038c76b"/>
    </style:style>
    <style:style style:name="P50" style:family="paragraph" style:parent-style-name="Standard">
      <style:text-properties officeooo:rsid="00388e88" officeooo:paragraph-rsid="0054c2b8"/>
    </style:style>
    <style:style style:name="P51" style:family="paragraph" style:parent-style-name="Standard">
      <style:text-properties officeooo:rsid="0038c76b" officeooo:paragraph-rsid="0038c76b"/>
    </style:style>
    <style:style style:name="P52" style:family="paragraph" style:parent-style-name="Standard">
      <style:text-properties officeooo:rsid="0039a993" officeooo:paragraph-rsid="0039a993"/>
    </style:style>
    <style:style style:name="P53" style:family="paragraph" style:parent-style-name="Standard">
      <style:text-properties officeooo:rsid="0039bacb" officeooo:paragraph-rsid="0039bacb"/>
    </style:style>
    <style:style style:name="P54" style:family="paragraph" style:parent-style-name="Standard">
      <style:text-properties officeooo:rsid="003c8d6a" officeooo:paragraph-rsid="003c8d6a"/>
    </style:style>
    <style:style style:name="P55" style:family="paragraph" style:parent-style-name="Standard">
      <style:text-properties officeooo:rsid="003f6470" officeooo:paragraph-rsid="003f6470"/>
    </style:style>
    <style:style style:name="P56" style:family="paragraph" style:parent-style-name="Standard">
      <style:text-properties officeooo:rsid="003f6470" officeooo:paragraph-rsid="0041186b"/>
    </style:style>
    <style:style style:name="P57" style:family="paragraph" style:parent-style-name="Standard">
      <style:text-properties officeooo:rsid="0040db8c" officeooo:paragraph-rsid="0040db8c"/>
    </style:style>
    <style:style style:name="P58" style:family="paragraph" style:parent-style-name="Standard">
      <style:text-properties officeooo:rsid="0040db8c" officeooo:paragraph-rsid="0041186b"/>
    </style:style>
    <style:style style:name="P59" style:family="paragraph" style:parent-style-name="Standard">
      <style:text-properties officeooo:rsid="0041186b" officeooo:paragraph-rsid="0041186b"/>
    </style:style>
    <style:style style:name="P60" style:family="paragraph" style:parent-style-name="Standard">
      <style:text-properties officeooo:rsid="004194d4" officeooo:paragraph-rsid="004194d4"/>
    </style:style>
    <style:style style:name="P61" style:family="paragraph" style:parent-style-name="Standard">
      <style:text-properties officeooo:rsid="0033b034" officeooo:paragraph-rsid="0033b034"/>
    </style:style>
    <style:style style:name="P62" style:family="paragraph" style:parent-style-name="Standard">
      <style:text-properties officeooo:rsid="0046e000" officeooo:paragraph-rsid="0046e000"/>
    </style:style>
    <style:style style:name="P63" style:family="paragraph" style:parent-style-name="Standard">
      <style:text-properties officeooo:rsid="0048457e" officeooo:paragraph-rsid="0048457e"/>
    </style:style>
    <style:style style:name="P64" style:family="paragraph" style:parent-style-name="Standard">
      <style:text-properties officeooo:rsid="004d4a1a" officeooo:paragraph-rsid="004d4a1a"/>
    </style:style>
    <style:style style:name="P65" style:family="paragraph" style:parent-style-name="Standard">
      <style:text-properties fo:font-style="italic" fo:font-weight="bold" officeooo:rsid="005126e5" officeooo:paragraph-rsid="005126e5" style:font-style-asian="italic" style:font-weight-asian="bold" style:font-style-complex="italic" style:font-weight-complex="bold"/>
    </style:style>
    <style:style style:name="P66" style:family="paragraph" style:parent-style-name="Standard">
      <style:text-properties officeooo:rsid="00520cf7" officeooo:paragraph-rsid="00520cf7"/>
    </style:style>
    <style:style style:name="P67" style:family="paragraph" style:parent-style-name="Standard">
      <style:text-properties officeooo:rsid="00520cf7" officeooo:paragraph-rsid="00534468"/>
    </style:style>
    <style:style style:name="P68" style:family="paragraph" style:parent-style-name="Standard">
      <style:text-properties officeooo:rsid="00534468" officeooo:paragraph-rsid="00534468"/>
    </style:style>
    <style:style style:name="P69" style:family="paragraph" style:parent-style-name="Standard">
      <style:text-properties officeooo:rsid="0056589d" officeooo:paragraph-rsid="0056589d"/>
    </style:style>
    <style:style style:name="P70" style:family="paragraph" style:parent-style-name="Standard">
      <style:text-properties officeooo:rsid="002a600b" officeooo:paragraph-rsid="002a600b" fo:background-color="#fff200"/>
    </style:style>
    <style:style style:name="P71" style:family="paragraph" style:parent-style-name="Standard">
      <style:text-properties officeooo:rsid="00574a1b" officeooo:paragraph-rsid="00364ff3"/>
    </style:style>
    <style:style style:name="P72" style:family="paragraph" style:parent-style-name="Standard">
      <style:text-properties fo:font-style="normal" style:text-underline-style="solid" style:text-underline-width="auto" style:text-underline-color="font-color" fo:font-weight="normal" officeooo:rsid="0054e1bd" officeooo:paragraph-rsid="00631c39" style:font-style-asian="normal" style:font-weight-asian="normal" style:font-style-complex="normal" style:font-weight-complex="normal"/>
    </style:style>
    <style:style style:name="P73" style:family="paragraph" style:parent-style-name="Standard">
      <style:text-properties fo:font-style="normal" style:text-underline-style="solid" style:text-underline-width="auto" style:text-underline-color="font-color" fo:font-weight="normal" officeooo:rsid="0037afd4" officeooo:paragraph-rsid="00631c39" style:font-style-asian="normal" style:font-weight-asian="normal" style:font-style-complex="normal" style:font-weight-complex="normal"/>
    </style:style>
    <style:style style:name="P74" style:family="paragraph" style:parent-style-name="Standard">
      <style:text-properties officeooo:rsid="003cacd2" officeooo:paragraph-rsid="0065ef33"/>
    </style:style>
    <style:style style:name="P75" style:family="paragraph" style:parent-style-name="Standard">
      <style:text-properties officeooo:rsid="003cacd2" officeooo:paragraph-rsid="003c8d6a"/>
    </style:style>
    <style:style style:name="P76" style:family="paragraph" style:parent-style-name="Standard">
      <style:text-properties officeooo:rsid="0069a5e9" officeooo:paragraph-rsid="0069a5e9"/>
    </style:style>
    <style:style style:name="P77" style:family="paragraph" style:parent-style-name="Standard">
      <style:text-properties officeooo:rsid="0069a5e9" officeooo:paragraph-rsid="006b9279"/>
    </style:style>
    <style:style style:name="P78" style:family="paragraph" style:parent-style-name="Standard">
      <style:text-properties officeooo:rsid="006b9279" officeooo:paragraph-rsid="006b9279"/>
    </style:style>
    <style:style style:name="P79" style:family="paragraph" style:parent-style-name="Standard">
      <style:text-properties officeooo:rsid="006ce483" officeooo:paragraph-rsid="006ce483"/>
    </style:style>
    <style:style style:name="P80" style:family="paragraph" style:parent-style-name="Standard">
      <style:text-properties officeooo:rsid="0070a453" officeooo:paragraph-rsid="0070a453"/>
    </style:style>
    <style:style style:name="P81" style:family="paragraph" style:parent-style-name="Standard">
      <style:text-properties officeooo:rsid="007376cc" officeooo:paragraph-rsid="007376cc"/>
    </style:style>
    <style:style style:name="P82" style:family="paragraph" style:parent-style-name="Standard">
      <style:text-properties officeooo:rsid="00781d2f" officeooo:paragraph-rsid="00781d2f"/>
    </style:style>
    <style:style style:name="P83" style:family="paragraph" style:parent-style-name="Standard">
      <style:text-properties officeooo:rsid="00781d2f" officeooo:paragraph-rsid="007d5c2e"/>
    </style:style>
    <style:style style:name="P84" style:family="paragraph" style:parent-style-name="Standard">
      <style:text-properties officeooo:rsid="007ad4f0" officeooo:paragraph-rsid="007ad4f0"/>
    </style:style>
    <style:style style:name="P85" style:family="paragraph" style:parent-style-name="Standard">
      <style:text-properties officeooo:rsid="007fa2d9" officeooo:paragraph-rsid="007fa2d9"/>
    </style:style>
    <style:style style:name="P86" style:family="paragraph" style:parent-style-name="Standard">
      <style:text-properties officeooo:rsid="00813628" officeooo:paragraph-rsid="00813628"/>
    </style:style>
    <style:style style:name="P87" style:family="paragraph" style:parent-style-name="Standard">
      <style:text-properties officeooo:rsid="0081b845" officeooo:paragraph-rsid="0081b845"/>
    </style:style>
    <style:style style:name="P88" style:family="paragraph" style:parent-style-name="Standard">
      <style:text-properties officeooo:rsid="008339f4" officeooo:paragraph-rsid="008339f4"/>
    </style:style>
    <style:style style:name="P89" style:family="paragraph" style:parent-style-name="Standard">
      <style:text-properties officeooo:rsid="0085078d" officeooo:paragraph-rsid="0085078d"/>
    </style:style>
    <style:style style:name="P90" style:family="paragraph" style:parent-style-name="Standard">
      <style:text-properties officeooo:rsid="00888ba2" officeooo:paragraph-rsid="00888ba2"/>
    </style:style>
    <style:style style:name="P91" style:family="paragraph" style:parent-style-name="Standard">
      <style:text-properties officeooo:rsid="008a93e9" officeooo:paragraph-rsid="00888ba2"/>
    </style:style>
    <style:style style:name="P92" style:family="paragraph" style:parent-style-name="Standard">
      <style:text-properties officeooo:rsid="008a93e9" officeooo:paragraph-rsid="008a93e9"/>
    </style:style>
    <style:style style:name="P93" style:family="paragraph" style:parent-style-name="Standard">
      <style:text-properties officeooo:rsid="008ccb79" officeooo:paragraph-rsid="008ccb79"/>
    </style:style>
    <style:style style:name="P94" style:family="paragraph" style:parent-style-name="Standard">
      <style:text-properties officeooo:rsid="008d1c4f" officeooo:paragraph-rsid="008d1c4f"/>
    </style:style>
    <style:style style:name="P95" style:family="paragraph" style:parent-style-name="Standard">
      <style:text-properties officeooo:rsid="008dfe9b" officeooo:paragraph-rsid="008dfe9b"/>
    </style:style>
    <style:style style:name="P96" style:family="paragraph" style:parent-style-name="Standard">
      <style:text-properties officeooo:rsid="008ef245" officeooo:paragraph-rsid="008ef245"/>
    </style:style>
    <style:style style:name="P97" style:family="paragraph" style:parent-style-name="Standard">
      <style:text-properties officeooo:rsid="008fb730" officeooo:paragraph-rsid="008ef245"/>
    </style:style>
    <style:style style:name="P98" style:family="paragraph" style:parent-style-name="Standard">
      <style:text-properties officeooo:rsid="0093a5ef" officeooo:paragraph-rsid="0093a5ef"/>
    </style:style>
    <style:style style:name="P99" style:family="paragraph" style:parent-style-name="Standard">
      <style:text-properties officeooo:rsid="0093ae32" officeooo:paragraph-rsid="0093ae32"/>
    </style:style>
    <style:style style:name="P100" style:family="paragraph" style:parent-style-name="Standard">
      <style:text-properties officeooo:rsid="0094f6fe" officeooo:paragraph-rsid="0094f6fe"/>
    </style:style>
    <style:style style:name="P101" style:family="paragraph" style:parent-style-name="Standard">
      <style:text-properties officeooo:rsid="0097966d" officeooo:paragraph-rsid="0097966d"/>
    </style:style>
    <style:style style:name="P102" style:family="paragraph" style:parent-style-name="Standard">
      <style:text-properties officeooo:rsid="00991d40" officeooo:paragraph-rsid="00991d40"/>
    </style:style>
    <style:style style:name="P103" style:family="paragraph" style:parent-style-name="Standard">
      <style:text-properties officeooo:rsid="009c02a0" officeooo:paragraph-rsid="009c02a0"/>
    </style:style>
    <style:style style:name="P104" style:family="paragraph" style:parent-style-name="Standard">
      <style:text-properties officeooo:rsid="009fa5a1" officeooo:paragraph-rsid="009fa5a1"/>
    </style:style>
    <style:style style:name="P105" style:family="paragraph" style:parent-style-name="Standard">
      <style:text-properties officeooo:rsid="0079c675" officeooo:paragraph-rsid="007d5c2e"/>
    </style:style>
    <style:style style:name="P106" style:family="paragraph" style:parent-style-name="Standard">
      <style:text-properties officeooo:rsid="00a22d72" officeooo:paragraph-rsid="00a22d72"/>
    </style:style>
    <style:style style:name="P107" style:family="paragraph" style:parent-style-name="Standard">
      <style:text-properties officeooo:rsid="00a38414" officeooo:paragraph-rsid="00a38414"/>
    </style:style>
    <style:style style:name="P108" style:family="paragraph" style:parent-style-name="Standard">
      <style:text-properties officeooo:rsid="00a59ac6" officeooo:paragraph-rsid="00a9b8c6"/>
    </style:style>
    <style:style style:name="P109" style:family="paragraph" style:parent-style-name="Standard">
      <style:text-properties officeooo:rsid="00ad25ae" officeooo:paragraph-rsid="00ad25ae"/>
    </style:style>
    <style:style style:name="P110" style:family="paragraph" style:parent-style-name="Standard">
      <style:text-properties officeooo:rsid="00b3b8f6" officeooo:paragraph-rsid="00b3b8f6"/>
    </style:style>
    <style:style style:name="P111" style:family="paragraph" style:parent-style-name="Standard">
      <style:text-properties officeooo:rsid="00b4573f" officeooo:paragraph-rsid="00b4573f"/>
    </style:style>
    <style:style style:name="P112" style:family="paragraph" style:parent-style-name="Standard">
      <style:text-properties officeooo:rsid="00b46c4e" officeooo:paragraph-rsid="00b46c4e"/>
    </style:style>
    <style:style style:name="P113" style:family="paragraph" style:parent-style-name="Standard">
      <style:text-properties officeooo:rsid="00b773f4" officeooo:paragraph-rsid="00b773f4"/>
    </style:style>
    <style:style style:name="P114" style:family="paragraph" style:parent-style-name="Standard">
      <style:text-properties officeooo:rsid="00bbcbf4" officeooo:paragraph-rsid="00bbcbf4"/>
    </style:style>
    <style:style style:name="P115" style:family="paragraph" style:parent-style-name="Standard">
      <style:text-properties officeooo:rsid="00bd461e" officeooo:paragraph-rsid="00bd461e"/>
    </style:style>
    <style:style style:name="P116" style:family="paragraph" style:parent-style-name="Standard">
      <style:text-properties officeooo:rsid="00c03fe7" officeooo:paragraph-rsid="00c03fe7"/>
    </style:style>
    <style:style style:name="P117" style:family="paragraph" style:parent-style-name="Standard">
      <style:text-properties officeooo:rsid="00c15ada" officeooo:paragraph-rsid="00c15ada"/>
    </style:style>
    <style:style style:name="P118" style:family="paragraph" style:parent-style-name="Standard">
      <style:text-properties officeooo:rsid="00c39541" officeooo:paragraph-rsid="00c39541"/>
    </style:style>
    <style:style style:name="P119" style:family="paragraph" style:parent-style-name="Standard">
      <style:text-properties officeooo:rsid="00c6c1e4" officeooo:paragraph-rsid="00c6c1e4"/>
    </style:style>
    <style:style style:name="P120" style:family="paragraph" style:parent-style-name="Standard">
      <style:text-properties officeooo:rsid="00c7f9bb" officeooo:paragraph-rsid="00c7f9bb"/>
    </style:style>
    <style:style style:name="P121" style:family="paragraph" style:parent-style-name="Standard">
      <style:text-properties style:text-position="0% 100%" officeooo:rsid="00a74ed9" officeooo:paragraph-rsid="00a74ed9"/>
    </style:style>
    <style:style style:name="P122" style:family="paragraph" style:parent-style-name="Standard">
      <style:text-properties style:text-position="0% 100%" officeooo:rsid="00a9b8c6" officeooo:paragraph-rsid="00a9b8c6"/>
    </style:style>
    <style:style style:name="P123" style:family="paragraph" style:parent-style-name="Standard">
      <style:text-properties style:text-position="0% 100%" officeooo:rsid="00aa9b9c" officeooo:paragraph-rsid="00aa9b9c"/>
    </style:style>
    <style:style style:name="P124" style:family="paragraph" style:parent-style-name="Standard">
      <style:text-properties style:text-position="0% 100%" officeooo:rsid="00aa9b9c" officeooo:paragraph-rsid="00ad25ae"/>
    </style:style>
    <style:style style:name="P125" style:family="paragraph" style:parent-style-name="Standard">
      <style:text-properties style:text-position="0% 100%" officeooo:rsid="00b081fa" officeooo:paragraph-rsid="00ad25ae"/>
    </style:style>
    <style:style style:name="P126" style:family="paragraph" style:parent-style-name="Standard">
      <style:text-properties style:text-position="0% 100%" officeooo:rsid="00b2341f" officeooo:paragraph-rsid="00b2341f"/>
    </style:style>
    <style:style style:name="P127" style:family="paragraph" style:parent-style-name="Standard">
      <style:text-properties style:text-position="0% 100%" officeooo:rsid="00b3b8f6" officeooo:paragraph-rsid="00b3b8f6"/>
    </style:style>
    <style:style style:name="P128" style:family="paragraph" style:parent-style-name="Standard">
      <style:text-properties style:text-position="0% 100%" officeooo:rsid="00b4573f" officeooo:paragraph-rsid="00b3b8f6"/>
    </style:style>
    <style:style style:name="P129" style:family="paragraph" style:parent-style-name="Standard">
      <style:text-properties style:text-position="0% 100%" officeooo:rsid="00b4573f" officeooo:paragraph-rsid="00b4573f"/>
    </style:style>
    <style:style style:name="P130" style:family="paragraph" style:parent-style-name="Standard">
      <style:text-properties style:text-position="0% 100%" officeooo:rsid="00b46c4e" officeooo:paragraph-rsid="00b46c4e"/>
    </style:style>
    <style:style style:name="P131" style:family="paragraph" style:parent-style-name="Standard">
      <style:text-properties style:text-position="0% 100%" officeooo:rsid="00bbcbf4" officeooo:paragraph-rsid="00bbcbf4"/>
    </style:style>
    <style:style style:name="P132" style:family="paragraph" style:parent-style-name="Standard">
      <style:text-properties style:text-position="0% 100%" officeooo:rsid="00bd461e" officeooo:paragraph-rsid="00bbcbf4"/>
    </style:style>
    <style:style style:name="P133" style:family="paragraph" style:parent-style-name="Standard">
      <style:text-properties style:text-position="0% 100%" officeooo:rsid="00bd461e" officeooo:paragraph-rsid="00bd461e"/>
    </style:style>
    <style:style style:name="P134" style:family="paragraph" style:parent-style-name="Standard">
      <style:text-properties style:text-position="0% 100%" officeooo:rsid="00bf21d5" officeooo:paragraph-rsid="00bf21d5"/>
    </style:style>
    <style:style style:name="P135" style:family="paragraph" style:parent-style-name="Standard">
      <style:text-properties style:text-position="0% 100%" officeooo:rsid="00c03fe7" officeooo:paragraph-rsid="00c03fe7"/>
    </style:style>
    <style:style style:name="P136" style:family="paragraph" style:parent-style-name="Standard">
      <style:text-properties style:text-position="0% 100%" officeooo:rsid="00c03fe7" officeooo:paragraph-rsid="00cc9037"/>
    </style:style>
    <style:style style:name="P137" style:family="paragraph" style:parent-style-name="Standard">
      <style:text-properties style:text-position="0% 100%" officeooo:rsid="00c15ada" officeooo:paragraph-rsid="00c03fe7"/>
    </style:style>
    <style:style style:name="P138" style:family="paragraph" style:parent-style-name="Standard">
      <style:text-properties style:text-position="0% 100%" officeooo:rsid="00c19eae" officeooo:paragraph-rsid="00c19eae"/>
    </style:style>
    <style:style style:name="P139" style:family="paragraph" style:parent-style-name="Standard">
      <style:text-properties style:text-position="0% 100%" officeooo:rsid="00c19eae" officeooo:paragraph-rsid="00c27fc0"/>
    </style:style>
    <style:style style:name="P140" style:family="paragraph" style:parent-style-name="Standard">
      <style:text-properties style:text-position="0% 100%" officeooo:rsid="00c19eae" officeooo:paragraph-rsid="00cc9037"/>
    </style:style>
    <style:style style:name="P141" style:family="paragraph" style:parent-style-name="Standard">
      <style:text-properties style:text-position="0% 100%" officeooo:rsid="00c27fc0" officeooo:paragraph-rsid="00c27fc0"/>
    </style:style>
    <style:style style:name="P142" style:family="paragraph" style:parent-style-name="Standard">
      <style:text-properties style:text-position="0% 100%" fo:font-weight="bold" officeooo:rsid="00c5e8b0" officeooo:paragraph-rsid="00c39541" style:font-weight-asian="bold" style:font-weight-complex="bold"/>
    </style:style>
    <style:style style:name="P143" style:family="paragraph" style:parent-style-name="Standard">
      <style:text-properties style:text-position="0% 100%" officeooo:rsid="00c7f9bb" officeooo:paragraph-rsid="00c7f9bb"/>
    </style:style>
    <style:style style:name="P144" style:family="paragraph" style:parent-style-name="Standard">
      <style:text-properties style:text-position="0% 100%" officeooo:rsid="00d1c3b4" officeooo:paragraph-rsid="00d1c3b4"/>
    </style:style>
    <style:style style:name="P145" style:family="paragraph" style:parent-style-name="Standard">
      <style:text-properties style:text-position="0% 100%" officeooo:rsid="00d1c3b4" officeooo:paragraph-rsid="00d24e33"/>
    </style:style>
    <style:style style:name="P146" style:family="paragraph" style:parent-style-name="Standard">
      <style:text-properties style:text-position="0% 100%" officeooo:rsid="00d41a37" officeooo:paragraph-rsid="00d41a37"/>
    </style:style>
    <style:style style:name="P147" style:family="paragraph" style:parent-style-name="Standard">
      <style:text-properties style:text-position="0% 100%" officeooo:rsid="00d5c72a" officeooo:paragraph-rsid="00d5c72a"/>
    </style:style>
    <style:style style:name="P148" style:family="paragraph" style:parent-style-name="Standard">
      <style:text-properties style:text-position="0% 100%" officeooo:rsid="00d771a8" officeooo:paragraph-rsid="00d771a8"/>
    </style:style>
    <style:style style:name="P149" style:family="paragraph" style:parent-style-name="Standard">
      <style:text-properties style:text-position="0% 100%" officeooo:rsid="00db230d" officeooo:paragraph-rsid="00db230d"/>
    </style:style>
    <style:style style:name="P150" style:family="paragraph" style:parent-style-name="Standard">
      <style:text-properties style:text-position="0% 100%" officeooo:rsid="00db405e" officeooo:paragraph-rsid="00db405e"/>
    </style:style>
    <style:style style:name="P151" style:family="paragraph" style:parent-style-name="Standard">
      <style:text-properties style:text-position="0% 100%" officeooo:rsid="00dc1f08" officeooo:paragraph-rsid="00dc1f08"/>
    </style:style>
    <style:style style:name="P152" style:family="paragraph" style:parent-style-name="Standard">
      <style:text-properties style:text-position="0% 100%" officeooo:rsid="00dda1a3" officeooo:paragraph-rsid="00dda1a3"/>
    </style:style>
    <style:style style:name="P153" style:family="paragraph" style:parent-style-name="Standard">
      <style:text-properties style:text-position="0% 100%" officeooo:rsid="00e07b95" officeooo:paragraph-rsid="00e07b95"/>
    </style:style>
    <style:style style:name="P154" style:family="paragraph" style:parent-style-name="Standard">
      <style:text-properties style:text-position="0% 100%" officeooo:rsid="00e301f8" officeooo:paragraph-rsid="00e301f8"/>
    </style:style>
    <style:style style:name="P155" style:family="paragraph" style:parent-style-name="Standard">
      <style:text-properties style:text-position="0% 100%" officeooo:rsid="00e301f8" officeooo:paragraph-rsid="00f3d4e6"/>
    </style:style>
    <style:style style:name="P156" style:family="paragraph" style:parent-style-name="Standard">
      <style:text-properties style:text-position="0% 100%" officeooo:rsid="00e5d673" officeooo:paragraph-rsid="00e5d673"/>
    </style:style>
    <style:style style:name="P157" style:family="paragraph" style:parent-style-name="Standard">
      <style:text-properties style:text-position="0% 100%" officeooo:rsid="00e6c91d" officeooo:paragraph-rsid="00e6c91d"/>
    </style:style>
    <style:style style:name="P158" style:family="paragraph" style:parent-style-name="Standard">
      <style:text-properties style:text-position="0% 100%" officeooo:rsid="00e8a646" officeooo:paragraph-rsid="00e8a646"/>
    </style:style>
    <style:style style:name="P159" style:family="paragraph" style:parent-style-name="Standard">
      <style:text-properties style:text-position="0% 100%" officeooo:rsid="00eb7176" officeooo:paragraph-rsid="00eb7176"/>
    </style:style>
    <style:style style:name="P160" style:family="paragraph" style:parent-style-name="Standard">
      <style:text-properties style:text-position="0% 100%" officeooo:rsid="00ecc8fe" officeooo:paragraph-rsid="00ecc8fe"/>
    </style:style>
    <style:style style:name="P161" style:family="paragraph" style:parent-style-name="Standard">
      <style:text-properties style:text-position="0% 100%" officeooo:rsid="00eea5f4" officeooo:paragraph-rsid="00eea5f4"/>
    </style:style>
    <style:style style:name="P162" style:family="paragraph" style:parent-style-name="Standard">
      <style:text-properties style:text-position="0% 100%" officeooo:rsid="00eea5f4" officeooo:paragraph-rsid="00eeb399"/>
    </style:style>
    <style:style style:name="P163" style:family="paragraph" style:parent-style-name="Standard">
      <style:text-properties style:text-position="0% 100%" officeooo:rsid="00f08b43" officeooo:paragraph-rsid="00f08b43"/>
    </style:style>
    <style:style style:name="P164" style:family="paragraph" style:parent-style-name="Standard">
      <style:text-properties style:text-position="0% 100%" officeooo:rsid="00f240f2" officeooo:paragraph-rsid="00f240f2"/>
    </style:style>
    <style:style style:name="P165" style:family="paragraph" style:parent-style-name="Standard">
      <style:text-properties style:text-position="0% 100%" officeooo:rsid="00f36ce0" officeooo:paragraph-rsid="00f36ce0"/>
    </style:style>
    <style:style style:name="P166" style:family="paragraph" style:parent-style-name="Standard">
      <style:text-properties style:text-position="0% 100%" officeooo:rsid="00f3d4e6" officeooo:paragraph-rsid="00f3d4e6"/>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b039" officeooo:paragraph-rsid="0031b039"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186b" officeooo:paragraph-rsid="0041186b"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Standard">
      <style:paragraph-properties fo:break-before="page"/>
      <style:text-properties officeooo:rsid="0067084b" officeooo:paragraph-rsid="0067084b"/>
    </style:style>
    <style:style style:name="P170" style:family="paragraph" style:parent-style-name="Standard">
      <style:paragraph-properties fo:break-before="page"/>
      <style:text-properties officeooo:rsid="0069a5e9" officeooo:paragraph-rsid="0069a5e9"/>
    </style:style>
    <style:style style:name="P171" style:family="paragraph" style:parent-style-name="Standard">
      <style:paragraph-properties fo:break-before="page"/>
      <style:text-properties style:text-position="0% 100%" officeooo:rsid="00bd461e" officeooo:paragraph-rsid="00bd461e"/>
    </style:style>
    <style:style style:name="P172" style:family="paragraph" style:parent-style-name="Standard">
      <style:paragraph-properties fo:break-before="page"/>
      <style:text-properties style:text-position="0% 100%" officeooo:rsid="00d1c3b4" officeooo:paragraph-rsid="00d1c3b4"/>
    </style:style>
    <style:style style:name="P173" style:family="paragraph" style:parent-style-name="Standard" style:list-style-name="L1">
      <style:text-properties officeooo:rsid="000b259d" officeooo:paragraph-rsid="00185323"/>
    </style:style>
    <style:style style:name="P174" style:family="paragraph" style:parent-style-name="Standard" style:list-style-name="L2">
      <style:text-properties officeooo:rsid="000b259d" officeooo:paragraph-rsid="00185323"/>
    </style:style>
    <style:style style:name="P175" style:family="paragraph" style:parent-style-name="Standard" style:list-style-name="L3">
      <style:text-properties officeooo:rsid="000b259d" officeooo:paragraph-rsid="00185323"/>
    </style:style>
    <style:style style:name="P176" style:family="paragraph" style:parent-style-name="Standard" style:list-style-name="L1">
      <style:text-properties officeooo:rsid="000c03fc" officeooo:paragraph-rsid="00185323"/>
    </style:style>
    <style:style style:name="P177" style:family="paragraph" style:parent-style-name="Standard" style:list-style-name="L4">
      <style:text-properties officeooo:rsid="000c03fc" officeooo:paragraph-rsid="00185323"/>
    </style:style>
    <style:style style:name="P178" style:family="paragraph" style:parent-style-name="Standard" style:list-style-name="L5">
      <style:text-properties officeooo:rsid="000dc982" officeooo:paragraph-rsid="00185323"/>
    </style:style>
    <style:style style:name="P179" style:family="paragraph" style:parent-style-name="Standard" style:list-style-name="L6">
      <style:text-properties officeooo:rsid="0018aaec" officeooo:paragraph-rsid="00185323"/>
    </style:style>
    <style:style style:name="P180" style:family="paragraph" style:parent-style-name="Standard" style:list-style-name="L6">
      <style:text-properties officeooo:rsid="0016f09c" officeooo:paragraph-rsid="00185323"/>
    </style:style>
    <style:style style:name="P181" style:family="paragraph" style:parent-style-name="Standard" style:list-style-name="L6">
      <style:text-properties officeooo:rsid="0019e228" officeooo:paragraph-rsid="00185323"/>
    </style:style>
    <style:style style:name="P182" style:family="paragraph" style:parent-style-name="Standard" style:list-style-name="L7">
      <style:text-properties officeooo:rsid="002a600b" officeooo:paragraph-rsid="002a600b" fo:background-color="#fff200"/>
    </style:style>
    <style:style style:name="P183" style:family="paragraph" style:parent-style-name="Standard" style:list-style-name="L7">
      <style:text-properties officeooo:rsid="002a600b" officeooo:paragraph-rsid="0058ec0e" fo:background-color="#fff200"/>
    </style:style>
    <style:style style:name="P184" style:family="paragraph" style:parent-style-name="Standard" style:list-style-name="L7">
      <style:text-properties officeooo:rsid="002c1a84" officeooo:paragraph-rsid="0058ec0e" fo:background-color="#fff200"/>
    </style:style>
    <style:style style:name="P185" style:family="paragraph" style:parent-style-name="Standard" style:list-style-name="L8">
      <style:text-properties officeooo:rsid="0069a5e9" officeooo:paragraph-rsid="0069a5e9"/>
    </style:style>
    <style:style style:name="P186" style:family="paragraph" style:parent-style-name="Standard" style:list-style-name="L9">
      <style:text-properties officeooo:rsid="007376cc" officeooo:paragraph-rsid="007376cc"/>
    </style:style>
    <style:style style:name="P187" style:family="paragraph" style:parent-style-name="Standard">
      <style:text-properties style:text-position="0% 100%" officeooo:rsid="00db405e" officeooo:paragraph-rsid="00db405e"/>
    </style:style>
    <style:style style:name="P188" style:family="paragraph" style:parent-style-name="Standard">
      <style:text-properties style:text-position="0% 100%" officeooo:rsid="00f75468" officeooo:paragraph-rsid="00f75468"/>
    </style:style>
    <style:style style:name="P189" style:family="paragraph" style:parent-style-name="Standard">
      <style:text-properties style:text-position="0% 100%" officeooo:rsid="00f75468" officeooo:paragraph-rsid="00f9c737"/>
    </style:style>
    <style:style style:name="P190" style:family="paragraph" style:parent-style-name="Standard">
      <style:text-properties style:text-position="0% 100%" officeooo:rsid="00f7fe27" officeooo:paragraph-rsid="00f7fe27"/>
    </style:style>
    <style:style style:name="P191" style:family="paragraph" style:parent-style-name="Standard">
      <style:text-properties style:text-position="0% 100%" officeooo:rsid="00f97c2a" officeooo:paragraph-rsid="00f97c2a"/>
    </style:style>
    <style:style style:name="P192" style:family="paragraph" style:parent-style-name="Standard">
      <style:text-properties style:text-position="0% 100%" officeooo:rsid="00f97c2a" officeooo:paragraph-rsid="00fc3091"/>
    </style:style>
    <style:style style:name="P193" style:family="paragraph" style:parent-style-name="Standard">
      <style:text-properties style:text-position="0% 100%" officeooo:rsid="00f9c737" officeooo:paragraph-rsid="00f9c737"/>
    </style:style>
    <style:style style:name="P194" style:family="paragraph" style:parent-style-name="Standard">
      <style:text-properties style:text-position="0% 100%" officeooo:rsid="00fb0cfd" officeooo:paragraph-rsid="00fb0cfd"/>
    </style:style>
    <style:style style:name="P195" style:family="paragraph" style:parent-style-name="Standard">
      <style:text-properties style:text-position="0% 100%" officeooo:rsid="00fb0cfd" officeooo:paragraph-rsid="010074f8"/>
    </style:style>
    <style:style style:name="P196" style:family="paragraph" style:parent-style-name="Standard">
      <style:text-properties style:text-position="0% 100%" officeooo:rsid="00fc3091" officeooo:paragraph-rsid="00fb5df3"/>
    </style:style>
    <style:style style:name="P197" style:family="paragraph" style:parent-style-name="Standard">
      <style:text-properties style:text-position="0% 100%" officeooo:rsid="00fc3091" officeooo:paragraph-rsid="00fc3091"/>
    </style:style>
    <style:style style:name="P198" style:family="paragraph" style:parent-style-name="Standard">
      <style:text-properties style:text-position="0% 100%" officeooo:rsid="00fd0b03" officeooo:paragraph-rsid="00fd0b03"/>
    </style:style>
    <style:style style:name="P199" style:family="paragraph" style:parent-style-name="Standard">
      <style:text-properties style:text-position="0% 100%" officeooo:rsid="01028b3c" officeooo:paragraph-rsid="01028b3c"/>
    </style:style>
    <style:style style:name="P200" style:family="paragraph" style:parent-style-name="Standard">
      <style:paragraph-properties fo:break-before="page"/>
      <style:text-properties style:text-position="0% 100%" officeooo:rsid="00f75468" officeooo:paragraph-rsid="00f9c737"/>
    </style:style>
    <style:style style:name="P201" style:family="paragraph" style:parent-style-name="Standard">
      <style:paragraph-properties fo:break-before="page"/>
      <style:text-properties style:text-position="0% 100%" officeooo:rsid="00f9c737" officeooo:paragraph-rsid="00f9c737"/>
    </style:style>
    <style:style style:name="T1" style:family="text">
      <style:text-properties officeooo:rsid="001357b8"/>
    </style:style>
    <style:style style:name="T2" style:family="text">
      <style:text-properties officeooo:rsid="0016f09c"/>
    </style:style>
    <style:style style:name="T3" style:family="text">
      <style:text-properties officeooo:rsid="0018aaec"/>
    </style:style>
    <style:style style:name="T4" style:family="text">
      <style:text-properties officeooo:rsid="001bac3e"/>
    </style:style>
    <style:style style:name="T5" style:family="text">
      <style:text-properties officeooo:rsid="001bb78e"/>
    </style:style>
    <style:style style:name="T6" style:family="text">
      <style:text-properties officeooo:rsid="001f5093"/>
    </style:style>
    <style:style style:name="T7" style:family="text">
      <style:text-properties officeooo:rsid="0022a42f"/>
    </style:style>
    <style:style style:name="T8" style:family="text">
      <style:text-properties officeooo:rsid="002c1a84"/>
    </style:style>
    <style:style style:name="T9" style:family="text">
      <style:text-properties officeooo:rsid="0030200c"/>
    </style:style>
    <style:style style:name="T10" style:family="text">
      <style:text-properties officeooo:rsid="0031b039"/>
    </style:style>
    <style:style style:name="T11" style:family="text">
      <style:text-properties officeooo:rsid="00321efd"/>
    </style:style>
    <style:style style:name="T12" style:family="text">
      <style:text-properties officeooo:rsid="0033b034"/>
    </style:style>
    <style:style style:name="T13" style:family="text">
      <style:text-properties officeooo:rsid="003b124f"/>
    </style:style>
    <style:style style:name="T14" style:family="text">
      <style:text-properties officeooo:rsid="003cf07d"/>
    </style:style>
    <style:style style:name="T15" style:family="text">
      <style:text-properties officeooo:rsid="003f6470"/>
    </style:style>
    <style:style style:name="T16" style:family="text">
      <style:text-properties officeooo:rsid="0041186b"/>
    </style:style>
    <style:style style:name="T17" style:family="text">
      <style:text-properties officeooo:rsid="004194d4"/>
    </style:style>
    <style:style style:name="T18" style:family="text">
      <style:text-properties officeooo:rsid="00450d40"/>
    </style:style>
    <style:style style:name="T19" style:family="text">
      <style:text-properties officeooo:rsid="0046e000"/>
    </style:style>
    <style:style style:name="T20" style:family="text">
      <style:text-properties officeooo:rsid="0048457e"/>
    </style:style>
    <style:style style:name="T21" style:family="text">
      <style:text-properties officeooo:rsid="004a23dd"/>
    </style:style>
    <style:style style:name="T22" style:family="text">
      <style:text-properties officeooo:rsid="004ba085"/>
    </style:style>
    <style:style style:name="T23" style:family="text">
      <style:text-properties officeooo:rsid="004d4a1a"/>
    </style:style>
    <style:style style:name="T24" style:family="text">
      <style:text-properties officeooo:rsid="004d9efa"/>
    </style:style>
    <style:style style:name="T25" style:family="text">
      <style:text-properties officeooo:rsid="004e7853"/>
    </style:style>
    <style:style style:name="T26" style:family="text">
      <style:text-properties officeooo:rsid="0050efd6"/>
    </style:style>
    <style:style style:name="T27" style:family="text">
      <style:text-properties officeooo:rsid="005126e5"/>
    </style:style>
    <style:style style:name="T28" style:family="text">
      <style:text-properties officeooo:rsid="00520cf7"/>
    </style:style>
    <style:style style:name="T29" style:family="text">
      <style:text-properties officeooo:rsid="00534468"/>
    </style:style>
    <style:style style:name="T30" style:family="text">
      <style:text-properties fo:font-style="italic" style:font-style-asian="italic" style:font-style-complex="italic"/>
    </style:style>
    <style:style style:name="T31" style:family="text">
      <style:text-properties fo:font-style="italic" officeooo:rsid="00631c39" style:font-style-asian="italic" style:font-style-complex="italic"/>
    </style:style>
    <style:style style:name="T32" style:family="text">
      <style:text-properties officeooo:rsid="0054c2b8"/>
    </style:style>
    <style:style style:name="T33" style:family="text">
      <style:text-properties officeooo:rsid="00574a1b"/>
    </style:style>
    <style:style style:name="T34" style:family="text">
      <style:text-properties officeooo:rsid="0058ec0e"/>
    </style:style>
    <style:style style:name="T35" style:family="text">
      <style:text-properties officeooo:rsid="003cacd2"/>
    </style:style>
    <style:style style:name="T36" style:family="text">
      <style:text-properties fo:font-style="normal" officeooo:rsid="00631c39" style:font-style-asian="normal" style:font-style-complex="normal"/>
    </style:style>
    <style:style style:name="T37" style:family="text">
      <style:text-properties officeooo:rsid="006b9279"/>
    </style:style>
    <style:style style:name="T38" style:family="text">
      <style:text-properties officeooo:rsid="006e6c2b"/>
    </style:style>
    <style:style style:name="T39" style:family="text">
      <style:text-properties officeooo:rsid="0072ec15"/>
    </style:style>
    <style:style style:name="T40" style:family="text">
      <style:text-properties officeooo:rsid="0074705d"/>
    </style:style>
    <style:style style:name="T41" style:family="text">
      <style:text-properties officeooo:rsid="007d257a"/>
    </style:style>
    <style:style style:name="T42" style:family="text">
      <style:text-properties officeooo:rsid="008339f4"/>
    </style:style>
    <style:style style:name="T43" style:family="text">
      <style:text-properties officeooo:rsid="00866231"/>
    </style:style>
    <style:style style:name="T44" style:family="text">
      <style:text-properties officeooo:rsid="0087b600"/>
    </style:style>
    <style:style style:name="T45" style:family="text">
      <style:text-properties officeooo:rsid="008a2bdb"/>
    </style:style>
    <style:style style:name="T46" style:family="text">
      <style:text-properties officeooo:rsid="008ac059"/>
    </style:style>
    <style:style style:name="T47" style:family="text">
      <style:text-properties officeooo:rsid="009a37a4"/>
    </style:style>
    <style:style style:name="T48" style:family="text">
      <style:text-properties officeooo:rsid="009c02a0"/>
    </style:style>
    <style:style style:name="T49" style:family="text">
      <style:text-properties officeooo:rsid="00a0ff01"/>
    </style:style>
    <style:style style:name="T50" style:family="text">
      <style:text-properties officeooo:rsid="00a3dee8"/>
    </style:style>
    <style:style style:name="T51" style:family="text">
      <style:text-properties style:text-position="super 58%"/>
    </style:style>
    <style:style style:name="T52" style:family="text">
      <style:text-properties style:text-position="0% 100%"/>
    </style:style>
    <style:style style:name="T53" style:family="text">
      <style:text-properties style:text-position="0% 100%" officeooo:rsid="00aa9b9c"/>
    </style:style>
    <style:style style:name="T54" style:family="text">
      <style:text-properties style:text-position="0% 100%" officeooo:rsid="00aecf37"/>
    </style:style>
    <style:style style:name="T55" style:family="text">
      <style:text-properties style:text-position="0% 100%" officeooo:rsid="00afa5af"/>
    </style:style>
    <style:style style:name="T56" style:family="text">
      <style:text-properties style:text-position="0% 100%" officeooo:rsid="00b081fa"/>
    </style:style>
    <style:style style:name="T57" style:family="text">
      <style:text-properties style:text-position="0% 100%" officeooo:rsid="00b4573f"/>
    </style:style>
    <style:style style:name="T58" style:family="text">
      <style:text-properties style:text-position="0% 100%" officeooo:rsid="00b8e19e"/>
    </style:style>
    <style:style style:name="T59" style:family="text">
      <style:text-properties style:text-position="0% 100%" officeooo:rsid="00bd461e"/>
    </style:style>
    <style:style style:name="T60" style:family="text">
      <style:text-properties style:text-position="0% 100%" officeooo:rsid="00c15ada"/>
    </style:style>
    <style:style style:name="T61" style:family="text">
      <style:text-properties style:text-position="0% 100%" officeooo:rsid="00c27fc0"/>
    </style:style>
    <style:style style:name="T62" style:family="text">
      <style:text-properties style:text-position="0% 100%" officeooo:rsid="00c42e27"/>
    </style:style>
    <style:style style:name="T63" style:family="text">
      <style:text-properties style:text-position="0% 100%" officeooo:rsid="00c560ca"/>
    </style:style>
    <style:style style:name="T64" style:family="text">
      <style:text-properties style:text-position="0% 100%" officeooo:rsid="00c5e8b0"/>
    </style:style>
    <style:style style:name="T65" style:family="text">
      <style:text-properties style:text-position="0% 100%" fo:font-weight="bold" style:font-weight-asian="bold" style:font-weight-complex="bold"/>
    </style:style>
    <style:style style:name="T66" style:family="text">
      <style:text-properties style:text-position="0% 100%" fo:font-weight="bold" officeooo:rsid="00c5e8b0" style:font-weight-asian="bold" style:font-weight-complex="bold"/>
    </style:style>
    <style:style style:name="T67" style:family="text">
      <style:text-properties style:text-position="0% 100%" fo:font-weight="normal" style:font-weight-asian="normal" style:font-weight-complex="normal"/>
    </style:style>
    <style:style style:name="T68" style:family="text">
      <style:text-properties style:text-position="0% 100%" fo:font-weight="normal" officeooo:rsid="00c5e8b0" style:font-weight-asian="normal" style:font-weight-complex="normal"/>
    </style:style>
    <style:style style:name="T69" style:family="text">
      <style:text-properties style:text-position="0% 100%" officeooo:rsid="00f97c2a"/>
    </style:style>
    <style:style style:name="T70" style:family="text">
      <style:text-properties officeooo:rsid="00a8721f"/>
    </style:style>
    <style:style style:name="T71" style:family="text">
      <style:text-properties officeooo:rsid="00a9b8c6"/>
    </style:style>
    <style:style style:name="T72" style:family="text">
      <style:text-properties officeooo:rsid="00d24e33"/>
    </style:style>
    <style:style style:name="T73" style:family="text">
      <style:text-properties officeooo:rsid="00d5eb27"/>
    </style:style>
    <style:style style:name="T74" style:family="text">
      <style:text-properties officeooo:rsid="00dc1f08"/>
    </style:style>
    <style:style style:name="T75" style:family="text">
      <style:text-properties officeooo:rsid="00e99896"/>
    </style:style>
    <style:style style:name="T76" style:family="text">
      <style:text-properties officeooo:rsid="00eeb399"/>
    </style:style>
    <style:style style:name="T77" style:family="text">
      <style:text-properties officeooo:rsid="00f015e5"/>
    </style:style>
    <style:style style:name="T78" style:family="text">
      <style:text-properties officeooo:rsid="00f36ce0"/>
    </style:style>
    <style:style style:name="T79" style:family="text">
      <style:text-properties officeooo:rsid="00f3cd68"/>
    </style:style>
    <style:style style:name="T80" style:family="text">
      <style:text-properties officeooo:rsid="00f3eff1"/>
    </style:style>
    <style:style style:name="T81" style:family="text">
      <style:text-properties officeooo:rsid="00f9c737"/>
    </style:style>
    <style:style style:name="T82" style:family="text">
      <style:text-properties officeooo:rsid="00fb0cfd"/>
    </style:style>
    <style:style style:name="T83" style:family="text">
      <style:text-properties officeooo:rsid="00fb5df3"/>
    </style:style>
    <style:style style:name="T84" style:family="text">
      <style:text-properties officeooo:rsid="00fc3091"/>
    </style:style>
    <style:style style:name="T85" style:family="text">
      <style:text-properties officeooo:rsid="00fd0b03"/>
    </style:style>
    <style:style style:name="T86" style:family="text">
      <style:text-properties style:text-position="sub 58%"/>
    </style:style>
    <style:style style:name="T87" style:family="text">
      <style:text-properties officeooo:rsid="00fe8d2e"/>
    </style:style>
    <style:style style:name="T88" style:family="text">
      <style:text-properties officeooo:rsid="010074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Lecture Notes for CS42</text:p>
      <text:p text:style-name="P23"/>
      <text:p text:style-name="P23"/>
      <text:p text:style-name="P23">Lecture 1</text:p>
      <text:p text:style-name="P3">Intro to Course, Computers and Information </text:p>
      <text:p text:style-name="P2"/>
      <text:p text:style-name="P4">Generic Microcomputer Architecture (Bus Architecture)</text:p>
      <text:p text:style-name="P4"><text:tab/>E.g. Laptop Computer, makes use of this</text:p>
      <text:p text:style-name="P4"/>
      <text:p text:style-name="P4">Transistors carry voltage in information bits (0s and 1s)…bytes, kbyters, Mbyte, Gbyte, </text:p>
      <text:p text:style-name="P4"/>
      <text:p text:style-name="P4">Teraybyte of space – no real concept for what it is, sort of like so much money it can’t be fathomed.</text:p>
      <text:p text:style-name="P4"/>
      <text:p text:style-name="P4">Big data – Petabyte/Exabyte/Zettabyte/Yottabyte</text:p>
      <text:p text:style-name="P4"/>
      <text:p text:style-name="P4">CPU – heart of the computer, single chip or chipset (mainframe),</text:p>
      <text:list xml:id="list1678606165" text:style-name="L1">
        <text:list-item>
          <text:p text:style-name="P173">growing in speed, and reducing in cost</text:p>
        </text:list-item>
        <text:list-item>
          <text:p text:style-name="P173">Moore’s law </text:p>
        </text:list-item>
        <text:list-item>
          <text:p text:style-name="P176">Separate CPU is known as a co-processor, e.g. video processor (may also be with its own RAM)</text:p>
        </text:list-item>
      </text:list>
      <text:p text:style-name="P4"/>
      <text:p text:style-name="P4">RAM – random access memory (misnomer...it is direct access memory). <text:s/></text:p>
      <text:list xml:id="list4079030127" text:style-name="L2">
        <text:list-item>
          <text:p text:style-name="P174">It is not sequential, direct</text:p>
        </text:list-item>
        <text:list-item>
          <text:p text:style-name="P174">Primary memory, volatile data is lost</text:p>
        </text:list-item>
        <text:list-item>
          <text:p text:style-name="P174">CPU has communication with almost purely RAM</text:p>
        </text:list-item>
        <text:list-item>
          <text:p text:style-name="P174"/>
        </text:list-item>
      </text:list>
      <text:p text:style-name="P4"/>
      <text:p text:style-name="P4">Hard drive – and other media like USB, CD/DVD </text:p>
      <text:list xml:id="list765017183" text:style-name="L3">
        <text:list-item>
          <text:p text:style-name="P175">Random access</text:p>
        </text:list-item>
      </text:list>
      <text:p text:style-name="P4"/>
      <text:p text:style-name="P4"/>
      <text:p text:style-name="P5">BIOS – read only memory chip Random Access, EPROM (electrical ...read only memory)</text:p>
      <text:list xml:id="list3289367338" text:style-name="L4">
        <text:list-item>
          <text:p text:style-name="P177">Bootstrap program – boot program...address 0 in the bios for instruction execution</text:p>
        </text:list-item>
        <text:list-item>
          <text:p text:style-name="P177">The BIOS provides RAM with something, then the Disk kicks in</text:p>
        </text:list-item>
      </text:list>
      <text:p text:style-name="P5"/>
      <text:p text:style-name="P5"/>
      <text:p text:style-name="P5">CPU/RAM <text:s/>relationship – want to move data of 1 byte across them. <text:s/>The bus is the common set of connections connecting, which is done in parallel (32 or 64 wires). <text:s/>Bus synchronization required because everything is connected together. <text:s/>Clock - Steady voltage piece of “electric crystal” (1,0,1,0….) <text:s/>the frequency of the processor.</text:p>
      <text:p text:style-name="P5"/>
      <text:p text:style-name="P6">Control Unit – decodes the signals and sends to the data path. <text:s/>CPU is primarily the quarter of the chip that is made of Control Unit and Data path.</text:p>
      <text:p text:style-name="P6"/>
      <text:p text:style-name="P6"/>
      <text:p text:style-name="P6">Digital system is discrete not continuous (analog)</text:p>
      <text:p text:style-name="P6"/>
      <text:p text:style-name="P6">Electrical Engineering/Design – ground 0V is very difficult to get zero volts...so .5V is typically 0, and anything about 3.5V is interpreted as 5.</text:p>
      <text:p text:style-name="P6">Digital design - <text:s/>0 and 1 is the logical circuit.</text:p>
      <text:p text:style-name="P6"/>
      <text:p text:style-name="P6"/>
      <text:p text:style-name="P7"><text:soft-page-break/>Numbering systems</text:p>
      <text:p text:style-name="P7">Used to use octal a lot, but now hexadecimal/binary, </text:p>
      <text:p text:style-name="P7">e.g. to read dumps of a memory register</text:p>
      <text:list xml:id="list768290889" text:style-name="L5">
        <text:list-item>
          <text:p text:style-name="P178">Used for the Debugging purposes</text:p>
        </text:list-item>
      </text:list>
      <text:p text:style-name="P21"/>
      <text:p text:style-name="P7">In base 10 decimal point is the radix point (mathematics).</text:p>
      <text:p text:style-name="P7"/>
      <text:p text:style-name="P8">Base conversion:</text:p>
      <text:p text:style-name="P8">Converting with the long hand form (using the powers of the base of the numbering system and counting the digits l/r of the radix point)</text:p>
      <text:p text:style-name="P8">More often conversions between binary, decimal, hex and octal (not concerned with the other bases as much).</text:p>
      <text:p text:style-name="P8">Powers of 2. <text:s/>And the values of negative powers as well (0.5, 0.25, 0.125)</text:p>
      <text:p text:style-name="P9">NOTE: Read Textbook – read about converting the numbers from decimal to binary.</text:p>
      <text:p text:style-name="P7"/>
      <text:p text:style-name="P15">Converting decimal to binary – <text:span text:style-name="T1">referring to the algorithm</text:span></text:p>
      <text:p text:style-name="P16">When converting from decimal to hex and octal, first convert to binary in a two-step process.</text:p>
      <text:p text:style-name="P17">Same for when converting to decimal from hexademical or octal (convert to binary in between step)</text:p>
      <text:p text:style-name="P15">Converting octals <text:span text:style-name="T1">to binary – referring to a table for each grouping of bits</text:span></text:p>
      <text:p text:style-name="P15"/>
      <text:p text:style-name="P15">Converting binary to octal – seperate into groups of 3 bits, <text:span text:style-name="T1">by padding leading zeros and then convert each </text:span>group <text:span text:style-name="T1">of three which will be the octal values of </text:span>0-7.</text:p>
      <text:p text:style-name="P16">Converting binary to hexadecimal – separate into 4 bits, same principle with groupings of the hex values 0-F.</text:p>
      <text:p text:style-name="P16"/>
      <text:p text:style-name="P16"/>
      <text:p text:style-name="P18">Arithmetic – <text:span text:style-name="T2">for the binary system</text:span></text:p>
      <text:p text:style-name="P1">Rules of addition</text:p>
      <text:p text:style-name="P1">The rules for binary addition, which carries a a digit when 1 + 1, in binary 2 = 10, so carry 1, then 1 + 1 + 1, which in dec 3 is binary 11.</text:p>
      <text:p text:style-name="P1"/>
      <text:p text:style-name="P1"><text:span text:style-name="T3">In </text:span>general <text:span text:style-name="T3">the </text:span>same rules <text:span text:style-name="T3">that </text:span>apply <text:span text:style-name="T3">to base 10 apply as well with other number systems</text:span>, just take care in applying it.</text:p>
      <text:list xml:id="list4165065820" text:style-name="L6">
        <text:list-item>
          <text:p text:style-name="P179">Addition (carrying)</text:p>
        </text:list-item>
        <text:list-item>
          <text:p text:style-name="P180">Subtraction <text:s/>(borrowing)</text:p>
        </text:list-item>
        <text:list-item>
          <text:p text:style-name="P180">Multiplication <text:s/>(shifting places over)</text:p>
        </text:list-item>
        <text:list-item>
          <text:p text:style-name="P181">Division??</text:p>
        </text:list-item>
      </text:list>
      <text:p text:style-name="P19"/>
      <text:p text:style-name="P19"/>
      <text:p text:style-name="P20">E.g. <text:span text:style-name="T4">Encoding schemes</text:span></text:p>
      <text:p text:style-name="P20">BCD – Binary coded decimal (is the first 10 numbers in binary...only)</text:p>
      <text:p text:style-name="P20">Programming Language support in ASCII/Unicode characters</text:p>
      <text:p text:style-name="P20">ASCII – 7 bit scheme for encoding text (generally not as efficient as a byte of storage)</text:p>
      <text:p text:style-name="P1"/>
      <text:p text:style-name="P22">Parity topic (final question on homework) – takes form of either even/odd (standardized according to the manufacturer)</text:p>
      <text:p text:style-name="P22"/>
      <text:p text:style-name="P22"/>
      <text:p text:style-name="P22"/>
      <text:p text:style-name="P169">Week 2</text:p>
      <text:p text:style-name="P24">Boolean Algebraic</text:p>
      <text:p text:style-name="P23"/>
      <text:p text:style-name="P23">Binary variables take on values of only 0 <text:span text:style-name="T5">and </text:span>1</text:p>
      <text:p text:style-name="P23">Three operators forming basis: <text:s/>AND operator, OR operator, and NOT operator.</text:p>
      <text:p text:style-name="P25">Circuit diagram symbols represent logic gates <text:s/>(three gates AND, OR, NOT)</text:p>
      <text:p text:style-name="P25">Multiple inputs into the gate form the hardware of chip</text:p>
      <text:p text:style-name="P29"><text:s/></text:p>
      <text:p text:style-name="P29"/>
      <text:p text:style-name="P26">Order of operations: <text:s/>NOT’s , then AND’s, then OR’s</text:p>
      <text:p text:style-name="P26"/>
      <text:p text:style-name="P27">Boolean identities (postulate/theorem, <text:s/>they are built off the 3 operators)</text:p>
      <text:p text:style-name="P28"/>
      <text:p text:style-name="P28">Postulate 5 OR with the complement is 1 and AND with complement is 0</text:p>
      <text:p text:style-name="P28">Distirbutive Property <text:s/>(Postulate 4) AND is distributed across a OR. <text:s text:c="3"/></text:p>
      <text:p text:style-name="P28"><text:tab/><text:span text:style-name="T6">X and (Y or Z) = X and Y or X and Z</text:span></text:p>
      <text:p text:style-name="P29">also<text:tab/>X or Y and Z = (X or Y) and (X or Z)</text:p>
      <text:p text:style-name="P29"/>
      <text:p text:style-name="P29">DeMorgan’s theorem</text:p>
      <text:p text:style-name="P29"><text:tab/>Complement of the or is the and of the complements</text:p>
      <text:p text:style-name="P29"><text:tab/>Complement of the and is the or of the complements</text:p>
      <text:p text:style-name="P29"/>
      <text:p text:style-name="P29">Duality Principle - The dual of an expression is obtained when changing AND to OR, OR to AND, 1 To 0, and 0 to 1. <text:s/>(Boolean equation remains valid for dual of expressions of both sides of the equal sign.)</text:p>
      <text:p text:style-name="P29"/>
      <text:p text:style-name="P30">Consensus theorem – result: in form on LHS a term falls out, <text:s/>XY + X’Z + YZ = XY + X’Z</text:p>
      <text:p text:style-name="P30"/>
      <text:p text:style-name="P31">Minterms and Maxterms are special values that when used with a designation for shorthand values</text:p>
      <text:p text:style-name="P31"/>
      <text:p text:style-name="P31"><text:span text:style-name="T7">Sum of </text:span>all minterms/maxterms <text:span text:style-name="T7">used to shorthand a function</text:span></text:p>
      <text:p text:style-name="P31"/>
      <text:p text:style-name="P31"/>
      <text:p text:style-name="P32">Week 3</text:p>
      <text:p text:style-name="P32"/>
      <text:p text:style-name="P32">Beginning to use minterms.</text:p>
      <text:p text:style-name="P32"/>
      <text:p text:style-name="P33">Demorgan’s – the complement of the product is the sum of the complements</text:p>
      <text:p text:style-name="P33"><text:tab/><text:tab/>the complement of the sum is the product of the complements</text:p>
      <text:p text:style-name="P33"/>
      <text:p text:style-name="P34">Point of the proofs is to gain familiarity with the subject (boolean algebra) <text:span text:style-name="T33">and to </text:span>use it <text:span text:style-name="T33">to </text:span>model the digital circuits.</text:p>
      <text:p text:style-name="P34"/>
      <text:p text:style-name="P70"><text:span text:style-name="T34">Proofs (</text:span>test tips<text:span text:style-name="T34">)</text:span>:</text:p>
      <text:list xml:id="list1700576070" text:style-name="L7">
        <text:list-item>
          <text:p text:style-name="P182">Look at rearranging(associative) the OR operations to position the same variables next to each other</text:p>
        </text:list-item>
        <text:list-item>
          <text:p text:style-name="P183">A + BC = (A+B)(A+C) <text:s/>← very helpful <text:span text:style-name="T8">to remember that OR is a distributed operation</text:span></text:p>
        </text:list-item>
        <text:list-item>
          <text:p text:style-name="P184">Proofing the truth table based on the rules of # number of different variables (e.g. in a 4 variable situation, AND 4 variables = single 1, AND 3 variables = two 1’s, AND 2 variables = four 1’s, AND 1 variable = eight 1’s).</text:p>
        </text:list-item>
      </text:list>
      <text:p text:style-name="P32"/>
      <text:p text:style-name="P35"><text:soft-page-break/>Karnaugh Maps – another way to simplify the expressions <text:span text:style-name="T9">(tool for optimization) </text:span>using a mapping of the minterms to locations in a box-like diagram made of mappings of each variable and its values in the table. <text:s/><text:span text:style-name="T9">There is a 3-d space component that creates more neighboring element at the boundaries of the table, which is 2d mapping of 3d shape.</text:span></text:p>
      <text:p text:style-name="P35"/>
      <text:p text:style-name="P11"><text:span text:style-name="T20">Rules for </text:span>3 Variable <text:span text:style-name="T20">K-</text:span>Map</text:p>
      <text:p text:style-name="P37">- One square represents a minterm of 3 literals</text:p>
      <text:p text:style-name="P37">- A recangle of 2 squares represents a product term of 2 literals</text:p>
      <text:p text:style-name="P37">- A rectangle of 4 squares respresents a product term of 1 literal</text:p>
      <text:p text:style-name="P37">- A rectangle of 8 squares <text:span text:style-name="T10">is a function equal to 1</text:span></text:p>
      <text:p text:style-name="P37"/>
      <text:p text:style-name="P37"/>
      <text:p text:style-name="P38"><text:span text:style-name="T16">With </text:span>3 variables <text:span text:style-name="T16">there are going to be 8 minterms, and therefore 8 squares to the diagram</text:span></text:p>
      <text:p text:style-name="P38"/>
      <table:table table:name="Table1" table:style-name="Table1" table:template-name="Default Style">
        <table:table-column table:style-name="Table1.A" table:number-columns-repeated="3"/>
        <table:table-column table:style-name="Table1.D"/>
        <table:table-row table:style-name="Table1.1">
          <table:table-cell table:style-name="Table1.A1" office:value-type="string">
            <text:p text:style-name="P167"><text:s/></text:p>
            <text:p text:style-name="P167"><text:s/></text:p>
            <text:p text:style-name="P167"><text:s/></text:p>
            <text:p text:style-name="P167"><text:span text:style-name="T16">m0</text:span> </text:p>
            <text:p text:style-name="P167"><text:s/></text:p>
            <text:p text:style-name="P167"/>
          </table:table-cell>
          <table:table-cell table:style-name="Table1.A1" office:value-type="string">
            <text:p text:style-name="P167"/>
            <text:p text:style-name="P167"/>
            <text:p text:style-name="P167"/>
            <text:p text:style-name="P168">m1</text:p>
          </table:table-cell>
          <table:table-cell table:style-name="Table1.A1" office:value-type="string">
            <text:p text:style-name="P167"/>
            <text:p text:style-name="P167"/>
            <text:p text:style-name="P167"/>
            <text:p text:style-name="P168">m3</text:p>
          </table:table-cell>
          <table:table-cell table:style-name="Table1.D1" office:value-type="string">
            <text:p text:style-name="P167"/>
            <text:p text:style-name="P167"/>
            <text:p text:style-name="P167"/>
            <text:p text:style-name="P168">m2</text:p>
          </table:table-cell>
        </table:table-row>
        <table:table-row>
          <table:table-cell table:style-name="Table1.A2" office:value-type="string">
            <text:p text:style-name="P167"><text:s/></text:p>
            <text:p text:style-name="P167"><text:s/></text:p>
            <text:p text:style-name="P167"><text:span text:style-name="T16">m4</text:span> </text:p>
            <text:p text:style-name="P167"><text:s/></text:p>
            <text:p text:style-name="P167"/>
          </table:table-cell>
          <table:table-cell table:style-name="Table1.A2" office:value-type="string">
            <text:p text:style-name="P167"/>
            <text:p text:style-name="P167"/>
            <text:p text:style-name="P168">m5</text:p>
          </table:table-cell>
          <table:table-cell table:style-name="Table1.A2" office:value-type="string">
            <text:p text:style-name="P168"/>
            <text:p text:style-name="P168"/>
            <text:p text:style-name="P168">m7</text:p>
          </table:table-cell>
          <table:table-cell table:style-name="Table1.D2" office:value-type="string">
            <text:p text:style-name="P168"/>
            <text:p text:style-name="P168"/>
            <text:p text:style-name="P168">m6</text:p>
          </table:table-cell>
        </table:table-row>
      </table:table>
      <text:p text:style-name="P38"/>
      <text:p text:style-name="P59">Or</text:p>
      <text:p text:style-name="P38"><text:tab/><text:span text:style-name="T16">m0<text:tab/>m1<text:tab/>m3<text:tab/>m2</text:span></text:p>
      <text:p text:style-name="P38"><text:tab/><text:span text:style-name="T16">m4<text:tab/>m5<text:tab/>m7<text:tab/>m6</text:span></text:p>
      <text:p text:style-name="P40"/>
      <text:p text:style-name="P58"/>
      <text:p text:style-name="P59">Recall with minterms that (unprimed) x, y are 1 and (primed) x’,’y’ are 0 </text:p>
      <text:p text:style-name="P58"/>
      <text:p text:style-name="P57"><text:tab/>00<text:tab/>01<text:tab/>11<text:tab/>10</text:p>
      <text:p text:style-name="P57"><text:s text:c="3"/>0<text:tab/>x’y’z’<text:tab/>x’y’z<text:tab/>x’yz<text:tab/>x’yz’</text:p>
      <text:p text:style-name="P57"><text:s text:c="3"/>1<text:tab/>xy’z’<text:tab/>xy’z<text:tab/>xyz<text:tab/>xyz’’</text:p>
      <text:p text:style-name="P38"/>
      <text:p text:style-name="P55"/>
      <text:p text:style-name="P40"><text:span text:style-name="T16">Mapping a </text:span>function <text:span text:style-name="T17">from a sum of minterms. <text:s/>Simple, place values </text:span>in the table according <text:span text:style-name="T17">to location. <text:s/>(Recall ease with which to get function into the form of sum of minterms by truth table).</text:span></text:p>
      <text:p text:style-name="P56"/>
      <text:p text:style-name="P56"><text:span text:style-name="T17">An </text:span>alternative notation <text:span text:style-name="T16">for columns and rows is to use the literals (variables) and their complements</text:span></text:p>
      <text:p text:style-name="P38"><text:tab/><text:span text:style-name="T11">Y’Z’<text:tab/>Y’Z<text:tab/>YZ<text:tab/>YZ’</text:span></text:p>
      <text:p text:style-name="P38"><text:s text:c="3"/><text:span text:style-name="T15">X’</text:span><text:tab/>1<text:tab/>0<text:tab/>0<text:tab/>1</text:p>
      <text:p text:style-name="P38"><text:s text:c="3"/><text:span text:style-name="T15">X<text:tab/></text:span>1<text:tab/>1<text:tab/>0<text:tab/>1</text:p>
      <text:p text:style-name="P35"/>
      <text:p text:style-name="P36"><text:span text:style-name="T17">is a function. <text:s/></text:span><text:tab/> <text:s/><text:span text:style-name="T17">The function is <text:s/>Z’ + XY’. <text:s/>But this is in its simplest form. <text:s/>Other ways of expressing the same function will not always be in such simple terms, e.g. Z’ + XY’Z.</text:span></text:p>
      <text:p text:style-name="P36"/>
      <text:p text:style-name="P60"><text:soft-page-break/>Part of optimizing whether using algebraic simplification as means or the K-map as a method is to reduce the expression to the simplest form, or in other words the fewest number of terms with the fewest literals <text:span text:style-name="T18">in each term</text:span>.</text:p>
      <text:p text:style-name="P60"/>
      <text:p text:style-name="P12">E.g. <text:span text:style-name="T20">Another simplification from the sum of minterms function form</text:span></text:p>
      <text:p text:style-name="P12"/>
      <text:p text:style-name="P61"><text:s text:c="3"/><text:span text:style-name="T19">\<text:tab/></text:span></text:p>
      <text:p text:style-name="P62"><text:s text:c="5"/>\ <text:s/>YZ</text:p>
      <text:p text:style-name="P62"><text:s text:c="2"/>X <text:s/>\</text:p>
      <text:p text:style-name="P39"><text:tab/><text:span text:style-name="T19">Y’Z’<text:tab/>Y’Z<text:tab/>YZ<text:tab/>YZ’</text:span></text:p>
      <text:p text:style-name="P39"><text:s text:c="3"/><text:span text:style-name="T19">X’</text:span><text:tab/><text:span text:style-name="T12">0</text:span><text:tab/><text:span text:style-name="T12">1</text:span><text:tab/><text:span text:style-name="T12">1</text:span><text:tab/><text:span text:style-name="T12">0</text:span></text:p>
      <text:p text:style-name="P39"><text:s text:c="3"/><text:span text:style-name="T19">X</text:span><text:tab/>1<text:tab/>1<text:tab/><text:span text:style-name="T12">0</text:span><text:tab/>1</text:p>
      <text:p text:style-name="P39"/>
      <text:p text:style-name="P63">F = m1 + m3 + m4 + m5 + m6 = Sigma(1,3,4,5,6)</text:p>
      <text:p text:style-name="P63">with minterms we have...F=X’Y’Z + X’YZ + XY’Z’ + XY’Z + XYZ’</text:p>
      <text:p text:style-name="P42"><text:span text:style-name="T20">but with the rules we get a simpler statement….</text:span>F = <text:span text:style-name="T20">X’Z + XY’+XZ’</text:span></text:p>
      <text:p text:style-name="P42"/>
      <text:p text:style-name="P42"/>
      <text:p text:style-name="P10">E.g. Mapping a function when it is not already in sum of minterm form</text:p>
      <text:p text:style-name="P14"/>
      <text:p text:style-name="P42"><text:span text:style-name="T21">F = </text:span>X’Y + XY’Z + YZ</text:p>
      <text:p text:style-name="P41">X’Y is <text:span text:style-name="T23">a </text:span>2 literal <text:span text:style-name="T23">term that occupies </text:span>2 box intersection of <text:span text:style-name="T23">X’ AND Y...along the upper right side</text:span></text:p>
      <text:p text:style-name="P41">XY’Z is <text:span text:style-name="T23">a </text:span>3 litera<text:span text:style-name="T23">l term that occupies </text:span>1 box <text:span text:style-name="T23">(minterm one, m1)</text:span></text:p>
      <text:p text:style-name="P41">YZ is <text:span text:style-name="T24">a </text:span>2 literal <text:span text:style-name="T24">term that occupies </text:span>2 box intersection <text:span text:style-name="T24">of Y AND Z...bottom middle section</text:span></text:p>
      <text:p text:style-name="P41"/>
      <text:p text:style-name="P41"><text:tab/>0<text:tab/>1<text:tab/>1<text:tab/>1</text:p>
      <text:p text:style-name="P41"><text:tab/>0<text:tab/>1<text:tab/>1<text:tab/>0</text:p>
      <text:p text:style-name="P35"/>
      <text:p text:style-name="P41"><text:span text:style-name="T22">Now that it is in K-map finding a simpler standard form is made easier….with rules <text:s/></text:span>F = Z + X’Y</text:p>
      <text:p text:style-name="P64">Z <text:span text:style-name="T25">is a </text:span>single (1) literal that occupies 4 box<text:span text:style-name="T25">es</text:span></text:p>
      <text:p text:style-name="P64">X’Y is <text:span text:style-name="T25">a two-</text:span>literal term occup<text:span text:style-name="T25">ying the 2 box </text:span>intersection of X’ AND Y</text:p>
      <text:p text:style-name="P41"/>
      <text:p text:style-name="P13"><text:span text:style-name="T26">Rules for the </text:span>4 variable <text:span text:style-name="T26">K-</text:span>map:</text:p>
      <text:p text:style-name="P41"><text:tab/>- One square represents a product term of 4 literals</text:p>
      <text:p text:style-name="P41"><text:tab/>- Two squares represents a product term of 3 literals</text:p>
      <text:p text:style-name="P41"><text:tab/>- Four squares represent a product term of 2 literals</text:p>
      <text:p text:style-name="P41"><text:tab/>- Eight squares represent a product term of 1 literals</text:p>
      <text:p text:style-name="P41"><text:tab/>- Sixteen squares represent a function equal to 1.</text:p>
      <text:p text:style-name="P65"/>
      <text:p text:style-name="P65">NOTE: Always look for the largest sizes that fit first in order to optimize further when possible.</text:p>
      <text:p text:style-name="P44"/>
      <text:p text:style-name="P68">Q:</text:p>
      <text:p text:style-name="P43">1<text:tab/>1<text:tab/>0<text:tab/>1</text:p>
      <text:p text:style-name="P43">1<text:tab/>1<text:tab/>0<text:tab/>1</text:p>
      <text:p text:style-name="P43">1<text:tab/>1<text:tab/>0<text:tab/>1</text:p>
      <text:p text:style-name="P43">1<text:tab/>1<text:tab/>0<text:tab/>0</text:p>
      <text:p text:style-name="P43"/>
      <text:p text:style-name="P45"><text:span text:style-name="T29">Ans: <text:s/></text:span>F = Y’ +W’Z’ + XZ’</text:p>
      <text:p text:style-name="P45"/>
      <text:p text:style-name="P43"><text:span text:style-name="T28">A r</text:span>ectangle of 8 <text:span text:style-name="T27">will represent a single literal, in this case Y’</text:span></text:p>
      <text:p text:style-name="P66">A rectangle of 4 will represent two-variable/literal term of which there are two...W’Y <text:s text:c="2"/>XZ’</text:p>
      <text:p text:style-name="P67"><text:soft-page-break/><text:span text:style-name="T29">NOTE: <text:s/>It would be easy to miss the fact that the </text:span>3-d shape <text:span text:style-name="T29">causes additional </text:span>minterm edge<text:span text:style-name="T29">s to exist that help when optimizing</text:span>. <text:s/><text:span text:style-name="T29">If using </text:span>2-box intersections <text:span text:style-name="T29">this would be suboptimal.</text:span></text:p>
      <text:p text:style-name="P43"/>
      <text:p text:style-name="P71"/>
      <text:p text:style-name="P72">Boolean Functions</text:p>
      <text:p text:style-name="P73"/>
      <text:p text:style-name="P46"><text:span text:style-name="T30">Standard Form </text:span><text:span text:style-name="T31">function – </text:span><text:span text:style-name="T36">should be covered elsewhere in notes/reading</text:span></text:p>
      <text:p text:style-name="P47"><text:span text:style-name="T31">Odd function - </text:span><text:span text:style-name="T35">Odd functions produce a 1 if an odd number of input terms are 1, and otherwise produces a 0.</text:span></text:p>
      <text:p text:style-name="P47"/>
      <text:p text:style-name="P74">New Topic (from End of Lecture 3)</text:p>
      <text:p text:style-name="P50"/>
      <text:p text:style-name="P50"><text:span text:style-name="T32">D</text:span>igital logic gates</text:p>
      <text:p text:style-name="P49">NAND – can build all gates with all NAND and NOR, and they are easily build</text:p>
      <text:p text:style-name="P48">NAND = 6 transistors</text:p>
      <text:p text:style-name="P51"><text:tab/>Since any function can be built with AND, OR and NOT</text:p>
      <text:p text:style-name="P51"><text:tab/>NAND is a combination of NOT and AND</text:p>
      <text:p text:style-name="P51"><text:tab/>Can build a OR with NAND and NOT functions</text:p>
      <text:p text:style-name="P52"/>
      <text:p text:style-name="P52">NAND – take an AND complement output, or NOR and complement the input.</text:p>
      <text:p text:style-name="P49"/>
      <text:p text:style-name="P53">NOR – <text:span text:style-name="T13">Implementing with NOR gates</text:span></text:p>
      <text:p text:style-name="P53">Step 1 – Convert OR gates to NOR gates</text:p>
      <text:p text:style-name="P53">Step 2 – Convert AND gates to NOR gates</text:p>
      <text:p text:style-name="P53"/>
      <text:p text:style-name="P53"/>
      <text:p text:style-name="P54">Exclusive-OR XOR</text:p>
      <text:p text:style-name="P54">If the inputs are the same then it is not true, if they are different then true. <text:s/>XY’ + X’Y</text:p>
      <text:p text:style-name="P54">Can be used to form a NOT gate</text:p>
      <text:p text:style-name="P54"/>
      <text:p text:style-name="P54">2 Input XOR <text:s/>(as written above with XY’ +X’Y)</text:p>
      <text:p text:style-name="P54"/>
      <text:p text:style-name="P54">XOR <text:span text:style-name="T14">for 3 variables</text:span></text:p>
      <text:p text:style-name="P54">X XOR Y XOR Z = [(XY’ + X’Y) AND Z’] + [(XY’ + X’Y)’ <text:s/>AND <text:s/>Z]</text:p>
      <text:p text:style-name="P54"><text:tab/><text:tab/><text:tab/>(XY’ + X’Y)’ reduced</text:p>
      <text:p text:style-name="P54"><text:tab/><text:tab/><text:tab/>(XY’)’ AND (X’Y)’</text:p>
      <text:p text:style-name="P54"><text:tab/><text:tab/><text:tab/>(X’ + Y) AND (X + Y’)</text:p>
      <text:p text:style-name="P54"><text:tab/><text:tab/><text:tab/>XX’ + X’Y’ + YX + YY’</text:p>
      <text:p text:style-name="P54"><text:tab/><text:tab/><text:tab/>X’Y’ + YX</text:p>
      <text:p text:style-name="P54"><text:tab/><text:tab/><text:tab/>XY + X’Y’<text:tab/><text:tab/><text:tab/>(An exclusive nor...XNOR)</text:p>
      <text:p text:style-name="P54"/>
      <text:p text:style-name="P75"/>
      <text:p text:style-name="P170">Week <text:span text:style-name="T39">4</text:span></text:p>
      <text:p text:style-name="P76"/>
      <text:p text:style-name="P79"><text:span text:style-name="T38">combinational or sequential </text:span>Circuits <text:span text:style-name="T38">(two types)</text:span></text:p>
      <text:p text:style-name="P79"/>
      <text:p text:style-name="P79"/>
      <text:p text:style-name="P76">The ways to express the logic of these circuits includes:</text:p>
      <text:list xml:id="list1196923592" text:style-name="L8">
        <text:list-item>
          <text:p text:style-name="P185">Logic Diagrams</text:p>
        </text:list-item>
        <text:list-item>
          <text:p text:style-name="P185">According to the Minterms/Maxterms</text:p>
        </text:list-item>
        <text:list-item>
          <text:p text:style-name="P185">Boolean Expressions</text:p>
        </text:list-item>
        <text:list-item>
          <text:p text:style-name="P185">Truth table</text:p>
        </text:list-item>
      </text:list>
      <text:p text:style-name="P76"/>
      <text:p text:style-name="P77">Combination Circuit Analysis – <text:span text:style-name="T37">converting diagram of logic into truth tables and boolean functions</text:span></text:p>
      <text:p text:style-name="P76"/>
      <text:p text:style-name="P76"/>
      <text:p text:style-name="P78">Design – Have a problem and need to design a circuit to complete the task.</text:p>
      <text:p text:style-name="P78"/>
      <text:p text:style-name="P78"/>
      <text:p text:style-name="P80">BCD to Excess-3 Code Converter in book page 170-171…</text:p>
      <text:list xml:id="list765111314" text:style-name="L9">
        <text:list-item>
          <text:p text:style-name="P186">A code converter like the one made of n inputs and m outputs</text:p>
        </text:list-item>
        <text:list-item>
          <text:p text:style-name="P186">Don’t care terms are the unused code pattern/combination in the input/output</text:p>
          <text:list>
            <text:list-item>
              <text:p text:style-name="P186">E.g. Since BCD only uses 10 of the 16 possible combinations of 4 bit in the code <text:s/>(6 of 16 are don’t care show up as X in Karnaugh map)</text:p>
            </text:list-item>
          </text:list>
        </text:list-item>
        <text:list-item>
          <text:p text:style-name="P186">Since BCD code input is 4 inputs, and Excess-3 code output is 4 outputs, make a K-map for each output variable (w,x,y,z) with map inputs (A,B,C,D) using minterms</text:p>
        </text:list-item>
        <text:list-item>
          <text:p text:style-name="P186">Simplified expression and finally circuit diagram <text:span text:style-name="T40">(done)</text:span></text:p>
        </text:list-item>
      </text:list>
      <text:p text:style-name="P81"/>
      <text:p text:style-name="P81"/>
      <text:p text:style-name="P81"/>
      <text:p text:style-name="P81"/>
      <text:p text:style-name="P81"/>
      <text:p text:style-name="P82">Week 6</text:p>
      <text:p text:style-name="P82">(Test material)</text:p>
      <text:p text:style-name="P82"/>
      <text:p text:style-name="P83"><text:span text:style-name="T41">Exam 1 </text:span>Problem 6 – Design combinational circuit...when doing this be sure to know the specifications before building the circuit. </text:p>
      <text:p text:style-name="P83"/>
      <text:p text:style-name="P105">The Error code output generates a 1 when an invalid code vs 0 for all valid codes. <text:s/>This is a code converter problem. <text:s/>Valid codes output is 0 and invalid codes output is 1. Truth table is the technical representation of the specification (at this point). <text:s/>Now go to the map in order to simplify and get a logic diagram in its simplified form.</text:p>
      <text:p text:style-name="P82"/>
      <text:p text:style-name="P82"/>
      <text:p text:style-name="P84"/>
      <text:p text:style-name="P84"/>
      <text:p text:style-name="P85">Decoders</text:p>
      <text:p text:style-name="P89">Decoders work by assigning a minterm to <text:span text:style-name="T43">only 1 of the outputs based on the input </text:span>combinations. <text:s/><text:span text:style-name="T43">All other outputs are 0 except for the output with the same value as the minterm.</text:span></text:p>
      <text:p text:style-name="P85">Enable input – enable<text:span text:style-name="T44">s or disables the output (for both encoders and decoders)</text:span>. <text:s/></text:p>
      <text:p text:style-name="P85">N line decoder – 3 to 8 line decoder, the 3bits of input are represented by 8 output Functions.</text:p>
      <text:p text:style-name="P85">This can be implemented with 2 2-to-4 decoders.</text:p>
      <text:p text:style-name="P86"/>
      <text:p text:style-name="P86"><text:soft-page-break/>Decoders are used for addressing memory (in the gigabytes), helpful to build larger decoders from combining smaller ones (and using enable inputs).</text:p>
      <text:p text:style-name="P86"/>
      <text:p text:style-name="P87">Truth table for decoders <text:span text:style-name="T42">shows the minterm in another.</text:span></text:p>
      <text:p text:style-name="P87"/>
      <text:p text:style-name="P88">Combinational logic (function) can be generated by the minterms that a decoder provides.</text:p>
      <text:p text:style-name="P88"/>
      <text:p text:style-name="P90">Assumptions – the signal propagates through the decoder with no delay, and there is no limit to how many logic gates that it can drive (both of these assumptions are not based on reality.) <text:s/><text:span text:style-name="T45">(See specifications of the hardware when designing using a chip logic family, e.g. 7600 family).</text:span></text:p>
      <text:p text:style-name="P91"/>
      <text:p text:style-name="P91"/>
      <text:p text:style-name="P98">To do: <text:s/>practice generating minterms for the decoder and to generate functions</text:p>
      <text:p text:style-name="P92"/>
      <text:p text:style-name="P92">Multiplexers (or MUX)</text:p>
      <text:p text:style-name="P92">Combinational circuits that slects binary information from one of many lines, and directs information to a single line. <text:span text:style-name="T46">The select lines determine the input lines to pass through to the output. <text:s/>E.g. 4-to-1 line multiplexer. <text:s text:c="2"/>The multiplexers role is to place 0’s on the unselected lines and all 1’s on the input line to go through to output. <text:s/>Possible to combine smaller multiplexers into larger ones (like the quadruple 2-to-1 line multiplexer.) <text:s/></text:span></text:p>
      <text:p text:style-name="P93"/>
      <text:p text:style-name="P95">Decoder vs. Multiplexer</text:p>
      <text:p text:style-name="P94">Decoder can implement multiple functions but Multiplexer can only implement a single function.</text:p>
      <text:p text:style-name="P96">Multiplexer needs the decoder logic to work.</text:p>
      <text:p text:style-name="P97"/>
      <text:p text:style-name="P97"/>
      <text:p text:style-name="P99">Combinationl circuits with multiplexers use a mux with n-1 select lines for a boolean function of n variables. <text:s/>The first n-1 variables connect to the select lines. <text:s/>The remaining variable connects to the data inputs. <text:s/>Tie data inputs off at 0 or 1 as appropriate.</text:p>
      <text:p text:style-name="P100"/>
      <text:p text:style-name="P100">Steps:</text:p>
      <text:p text:style-name="P100">Express function as a truth table</text:p>
      <text:p text:style-name="P100">Group into pairs of 2 rows (because of n-1 variables will produce pairs of the last variable)</text:p>
      <text:p text:style-name="P100">Then write the function (rewrite) as a function of z. <text:s/></text:p>
      <text:p text:style-name="P100"/>
      <text:p text:style-name="P100"/>
      <text:p text:style-name="P101">Preview for next time (Half/Full Adders)</text:p>
      <text:p text:style-name="P101"/>
      <text:p text:style-name="P102">Half adder is a 2 input and 2 output generating <text:span text:style-name="T47">logic </text:span>circuit. <text:s/><text:span text:style-name="T48">(adds 2 single bits)</text:span></text:p>
      <text:p text:style-name="P103">Full adder is also made of 2 outputs, but it contains 3 inputs (adding 3 single bits...because carry)</text:p>
      <text:p text:style-name="P102">Two half adders make a full adder. <text:s/></text:p>
      <text:p text:style-name="P102"/>
      <text:p text:style-name="P104">The n-bit adder is going to connect several full adders (3 input 2 output) to produce a longer chain of bit addition possible with sum and carry produced bit by bit, and the final carry is treated differently depending on the purpose of the <text:span text:style-name="T49">adder.</text:span></text:p>
      <text:p text:style-name="P104"/>
      <text:p text:style-name="P104"/>
      <text:p text:style-name="P106">Four-bit ripple adder</text:p>
      <text:p text:style-name="P106">The sum and carry bits are calculated from lowest order to highest order.</text:p>
      <text:p text:style-name="P106"/>
      <text:p text:style-name="P107">Subtraction</text:p>
      <text:p text:style-name="P107"><text:soft-page-break/><text:span text:style-name="T50">Unlike addition it makes use of </text:span>signed numbers <text:span text:style-name="T50">when taking a bigger number from a smaller number</text:span></text:p>
      <text:p text:style-name="P107"/>
      <text:p text:style-name="P108">The result of the subtraction problem <text:span text:style-name="T70">for M - N <text:s/></text:span></text:p>
      <text:p text:style-name="P108"><text:span text:style-name="T71">The result we get with an end borrow is M - </text:span>N + 2<text:span text:style-name="T51">n </text:span></text:p>
      <text:p text:style-name="P121"/>
      <text:p text:style-name="P121">1 0 0 1 1</text:p>
      <text:p text:style-name="P121">1 1 1 1 0</text:p>
      <text:p text:style-name="P122">1 0 1 0 1 <text:s/>(M – N + 2^n)</text:p>
      <text:p text:style-name="P123"/>
      <text:p text:style-name="P123">Multiplexer – used to select the output of two arithmetic operations (between binary adder and binary subtractor)</text:p>
      <text:p text:style-name="P123"/>
      <text:p text:style-name="P109"><text:span text:style-name="T52">To get the </text:span><text:span text:style-name="T54">2</text:span><text:span text:style-name="T52">’s complement</text:span></text:p>
      <text:p text:style-name="P109"><text:span text:style-name="T54">Start with 1’s complement method that s</text:span><text:span text:style-name="T52">ubtract</text:span><text:span text:style-name="T54">s</text:span><text:span text:style-name="T52"> number for 2^n – 1 (that is from </text:span><text:span text:style-name="T54">the </text:span><text:span text:style-name="T52">number with n 1’s </text:span><text:span text:style-name="T54">(or </text:span><text:span text:style-name="T52">same as complementing each bit separately/</text:span><text:span text:style-name="T54">bitwise complement) <text:s/>now we can get </text:span><text:span text:style-name="T53">the 2’s complement, </text:span><text:span text:style-name="T55">2^n – N by adding 1 to the one’s complement </text:span><text:span text:style-name="T56">to get the two’s complement.</text:span></text:p>
      <text:p text:style-name="P125"/>
      <text:p text:style-name="P125"/>
      <text:p text:style-name="P124"/>
      <text:p text:style-name="P126">Machine representation of negative/positive in binary</text:p>
      <text:p text:style-name="P126">The early version of signed-magnitude has some problems with representing the value 0 because it assigns both +0 and -0 value. <text:s/>Same for the 1’s complement system.</text:p>
      <text:p text:style-name="P126"/>
      <text:p text:style-name="P126">Two’s complement no positive and negative 0. <text:s/>Useful for the implementation.</text:p>
      <text:p text:style-name="P126"/>
      <text:p text:style-name="P127">Two’s complement is useful for doing subtraction via addition.</text:p>
      <text:p text:style-name="P126"/>
      <text:p text:style-name="P110"><text:span text:style-name="T52">X-Y <text:s/>and Y-X <text:s/>for the signed binary representation. <text:s/>When doing </text:span><text:span text:style-name="T57">subtraction via addition of the two’s complement and discarding the final carrover bit if it produces one.</text:span></text:p>
      <text:p text:style-name="P128"/>
      <text:p text:style-name="P128"/>
      <text:p text:style-name="P128"/>
      <text:p text:style-name="P113"><text:span text:style-name="T57">A</text:span><text:span text:style-name="T52">dder/Subtractor <text:s/>(S=0 vs. S=1)</text:span></text:p>
      <text:p text:style-name="P129"/>
      <text:p text:style-name="P111"><text:span text:style-name="T52">Implement</text:span><text:span text:style-name="T58">ing like an </text:span><text:span text:style-name="T52">adder </text:span><text:span text:style-name="T58">but </text:span><text:span text:style-name="T52">with XOR </text:span><text:span text:style-name="T58">and now the signal can be either an adder or subtractor.</text:span></text:p>
      <text:p text:style-name="P129"/>
      <text:p text:style-name="P130">S <text:s text:c="3"/>B <text:s text:c="2"/>S XOR B<text:tab/><text:tab/></text:p>
      <text:p text:style-name="P130">0 <text:s text:c="3"/>0 <text:s text:c="7"/>0<text:tab/><text:tab/><text:tab/>=B</text:p>
      <text:p text:style-name="P130">0 <text:s text:c="3"/>1 <text:s text:c="7"/>1<text:tab/><text:tab/><text:tab/>=B</text:p>
      <text:p text:style-name="P130">1 <text:s text:c="3"/>0 <text:s text:c="7"/>1<text:tab/><text:tab/><text:tab/>=B’</text:p>
      <text:p text:style-name="P130">1 <text:s text:c="3"/>1 <text:s text:c="7"/>0 <text:s text:c="3"/><text:tab/><text:tab/><text:tab/>=B’</text:p>
      <text:p text:style-name="P130"/>
      <text:p text:style-name="P112"/>
      <text:p text:style-name="P130"/>
      <text:p text:style-name="P131">Multipliers</text:p>
      <text:p text:style-name="P114"><text:span text:style-name="T52">Uses half adders and adders to perform a series of inputs gates at each </text:span><text:span text:style-name="T59">level.</text:span></text:p>
      <text:p text:style-name="P132"/>
      <text:p text:style-name="P133"/>
      <text:p text:style-name="P133"/>
      <text:p text:style-name="P133"/>
      <text:p text:style-name="P115"><text:span text:style-name="T59">E</text:span><text:span text:style-name="T52">nd of Combinational Logic unit</text:span></text:p>
      <text:p text:style-name="P171">Sequential Circuits</text:p>
      <text:p text:style-name="P133"/>
      <text:p text:style-name="P134">Sequential circuit is no longer a function of the input, but a function of all previous inputs as well.</text:p>
      <text:p text:style-name="P134">State of a circuit is the stuff stored in the memory circuit at any given time.</text:p>
      <text:p text:style-name="P134">Present state with the memory together define the function another way.</text:p>
      <text:p text:style-name="P134"/>
      <text:p text:style-name="P135">Two types of sequential circuit implementations (synchronous and asynchronous).</text:p>
      <text:p text:style-name="P135">E.g. Latches are asynchronous.</text:p>
      <text:p text:style-name="P135">SR Latch with NOR Gates </text:p>
      <text:p text:style-name="P135">The set will put the state “in effect” when it is a 1 (but can’t be done with 1 in reset)</text:p>
      <text:p text:style-name="P135">The reset will reset the latch state with it is a 1 <text:s/>(but can’t be used with 1 in set)</text:p>
      <text:p text:style-name="P135">The inputs as 0 and 0 will “hold” the state</text:p>
      <text:p text:style-name="P135"/>
      <text:p text:style-name="P116"><text:span text:style-name="T52">SR Latch with NAND Gates is similar but with different function table (0/0 is not allowed, and 1/1 holds </text:span><text:span text:style-name="T60">the previous state)</text:span></text:p>
      <text:p text:style-name="P137"/>
      <text:p text:style-name="P117"><text:span text:style-name="T60">F</text:span><text:span text:style-name="T52">unction table is used instead of a truth table because there is the present state including all previous inputs.</text:span></text:p>
      <text:p text:style-name="P135"/>
      <text:p text:style-name="P138">SR Latch with Control Input – adding two extra gates and an enable line to control whether the input lines will change anything. <text:s/>(Helps to build the synchronous aspects of the).</text:p>
      <text:p text:style-name="P138"/>
      <text:p text:style-name="P138">More synchronous than the latch, which is asynchronous. But still not enough.</text:p>
      <text:p text:style-name="P138"/>
      <text:p text:style-name="P138">When inputting the wrong values in a latch it goes into an undefined state.</text:p>
      <text:p text:style-name="P138"/>
      <text:p text:style-name="P139">D Latch fixes the problem of an illegal input since it removes a problem signal input, and still uses the enable. <text:s/>The function table is smaller now too (No change/Hold, Reset state, Set state). <text:s/></text:p>
      <text:p text:style-name="P139"/>
      <text:p text:style-name="P141">Still have a problem with the enable signal on the latch if that signal is changing.</text:p>
      <text:p text:style-name="P141"/>
      <text:p text:style-name="P118"><text:span text:style-name="T61">M</text:span><text:span text:style-name="T52">aster-</text:span><text:span text:style-name="T62">slave </text:span><text:span text:style-name="T52">D Flip-flop – </text:span><text:span text:style-name="T63">takes a full cycle of the clock to change the latches by controlling a master and slave D latch for the state change, and for the output signal. <text:s/>When the clock goes from 0 to 1 it will clock in and the flip flop can be changed then at either master or slave whichever is enabled. <text:s/></text:span><text:span text:style-name="T64">(</text:span><text:span text:style-name="T66">Questions about the inverter and # of clock cycles to change internal state and output).</text:span></text:p>
      <text:p text:style-name="P142"/>
      <text:p text:style-name="P119"><text:span text:style-name="T68">T</text:span><text:span text:style-name="T67">he parts of the flip-flop are: </text:span><text:span text:style-name="T66">D </text:span><text:span text:style-name="T65">input, Clk, Q and Q’</text:span></text:p>
      <text:p text:style-name="P141"/>
      <text:p text:style-name="P120"><text:span text:style-name="T61">A </text:span><text:span text:style-name="T52">reset can be used as another input to put the state back to 0 or some known state.</text:span></text:p>
      <text:p text:style-name="P143">In a large array or sequential number of flip flops to get them into a known state.</text:p>
      <text:p text:style-name="P140"><text:s/></text:p>
      <text:p text:style-name="P136">Synchronous clocked sequential circuit</text:p>
      <text:p text:style-name="P135"/>
      <text:p text:style-name="P135"/>
      <text:p text:style-name="P135"/>
      <text:p text:style-name="P135"/>
      <text:p text:style-name="P172">State Diagrams</text:p>
      <text:p text:style-name="P144">A state is represented by a circle. </text:p>
      <text:p text:style-name="P144">Transitions represented by arrows.</text:p>
      <text:p text:style-name="P144">State is inside the circle.</text:p>
      <text:p text:style-name="P144">Mealy Model - <text:s/>arrows and first and second <text:span text:style-name="T72">present state e.g. <text:s/>0/1 or 1/0</text:span></text:p>
      <text:p text:style-name="P144">Moore Model – inputs on arrows and outputs below each circle</text:p>
      <text:p text:style-name="P144"/>
      <text:p text:style-name="P145"><text:span text:style-name="T72">Possible number of states from </text:span>n flip flops is always 2^n because each flip flop <text:span text:style-name="T72">can either hold one of two values a zero or one.</text:span></text:p>
      <text:p text:style-name="P145"/>
      <text:p text:style-name="P145"/>
      <text:p text:style-name="P146">The mealy state diagram puts the state with the input (on the arrows)</text:p>
      <text:p text:style-name="P146">The moore state diagram combines the state with the output (output is dependent solely on the state)</text:p>
      <text:p text:style-name="P146"/>
      <text:p text:style-name="P146"/>
      <text:p text:style-name="P146"/>
      <text:p text:style-name="P147">From a state diagram or state table to a circuit diagram</text:p>
      <text:p text:style-name="P147">1. Assign binary codes to the states</text:p>
      <text:p text:style-name="P147">2. Derive input and output equations, <text:span text:style-name="T73">and simplify</text:span></text:p>
      <text:p text:style-name="P148">3. Draw the logic diagram</text:p>
      <text:p text:style-name="P148"/>
      <text:p text:style-name="P148"/>
      <text:p text:style-name="P149">Goal of designing a sequential circuit is to get to the state table. <text:s/></text:p>
      <text:p text:style-name="P149">(It helps to get the state diagram beforehand if possible).</text:p>
      <text:p text:style-name="P149"/>
      <text:p text:style-name="P149"/>
      <text:p text:style-name="P150">Bi<text:span text:style-name="T74">t </text:span>Operations</text:p>
      <text:p text:style-name="P151">Bitwise And</text:p>
      <text:p text:style-name="P150">AND – if the bottom is a 1 the top passes through, and if the bottom is 0 it does not. <text:s/>(another way of stating that AND function that both need to be 1 for the result to be a 1).</text:p>
      <text:p text:style-name="P150"/>
      <text:p text:style-name="P151">Bitwise OR</text:p>
      <text:p text:style-name="P151"/>
      <text:p text:style-name="P151">Bitwise XOR</text:p>
      <text:p text:style-name="P149"/>
      <text:p text:style-name="P149"/>
      <text:p text:style-name="P153">Logical Masks</text:p>
      <text:p text:style-name="P152">“Clear” the bit with AND operation argument 0 </text:p>
      <text:p text:style-name="P152">“Set” <text:s/>bits with OR operation argument 1 </text:p>
      <text:p text:style-name="P153">“Complement” bits with an XOR operation argument 1</text:p>
      <text:p text:style-name="P149"/>
      <text:p text:style-name="P150"/>
      <text:p text:style-name="P150"/>
      <text:p text:style-name="P154">Registers</text:p>
      <text:p text:style-name="P154">4-bit register with parallel load (homework problem 5)</text:p>
      <text:p text:style-name="P154"/>
      <text:p text:style-name="P156">4 operations could be performed, and design the control circuitry for the register. (register transfer operations).</text:p>
      <text:p text:style-name="P156"/>
      <text:p text:style-name="P157">Most registers need to be able to do these things: <text:s/>Load, Count, Add or Subtract, Shift.</text:p>
      <text:p text:style-name="P157">Microoperations the most basic operations a CPU need to do. <text:s/>The control unit handles it.</text:p>
      <text:p text:style-name="P157"/>
      <text:p text:style-name="P158"><text:soft-page-break/>R2 ← R1 the source is R1 and R2 is the target in a register transfer.</text:p>
      <text:p text:style-name="P158">It will by default transfer every clock cycle when building with D-flip flops. <text:s/>But what if don’t want that...conditional transfer. <text:s/><text:span text:style-name="T75">K1: R2←R1 <text:s text:c="2"/>the conditional transfer on every clock pulse after K1 goes to 1. <text:s/>(K needs to be in a known state as the load “control” for the load-enabled register transfer.)</text:span></text:p>
      <text:p text:style-name="P159"/>
      <text:p text:style-name="P159"/>
      <text:p text:style-name="P160">Simultaneous transfers R2 can → R1 at the same time as R1 → R2</text:p>
      <text:p text:style-name="P160">(see slides)</text:p>
      <text:p text:style-name="P160"/>
      <text:p text:style-name="P161">Microoperations: <text:span text:style-name="T76">Transfers, Arithmetic, Logic, and Shifts</text:span></text:p>
      <text:p text:style-name="P161">Transfers – <text:span text:style-name="T76">see above</text:span></text:p>
      <text:p text:style-name="P162">Logic (bit changes) <text:span text:style-name="T76">and </text:span>Shift (shifts) – <text:span text:style-name="T76">talk about later</text:span></text:p>
      <text:p text:style-name="P162">Arithmetic - <text:s/>addition, subtraction, incrementing, decrementing, complementing….</text:p>
      <text:p text:style-name="P158"><text:tab/><text:span text:style-name="T77">There are about 6 microoperations that can largely be done with the Adder/Subtractor circuit</text:span></text:p>
      <text:p text:style-name="P158"/>
      <text:p text:style-name="P158"/>
      <text:p text:style-name="P163">Control signals (can be used with AND, OR logic to do the conditional register operation)</text:p>
      <text:p text:style-name="P163">E.g. </text:p>
      <text:p text:style-name="P163">K1 + K2: R2← R1+R2, R3← R2 BITWISE-OR R1</text:p>
      <text:p text:style-name="P163"/>
      <text:p text:style-name="P163"/>
      <text:p text:style-name="P164">Shift operations are important to multiplication and division. <text:s/></text:p>
      <text:p text:style-name="P164"/>
      <text:p text:style-name="P164">Data path – multiple sources send and received at different times/places <text:s/><text:span text:style-name="T78">(Multiplexer based)</text:span></text:p>
      <text:p text:style-name="P165">Register transfer follows logic if K1, elseif K2. <text:s/>If K1 and K2 are both zero there is no load (register will not load). <text:s/>K1 controls which of the registers will get loaded. <text:s/>Multiplexer is used to do this.</text:p>
      <text:p text:style-name="P165"/>
      <text:p text:style-name="P165">System for Transferring data between registers</text:p>
      <text:p text:style-name="P165">3 select input and 3 load inputs. <text:s text:c="3"/><text:span text:style-name="T79">(Control signals)</text:span></text:p>
      <text:p text:style-name="P166">Because of 3 select lines each MUX is controlled separately, and each Register separately.</text:p>
      <text:p text:style-name="P166">Flexible data architecture a lot of parallel computations</text:p>
      <text:p text:style-name="P166"/>
      <text:p text:style-name="P166">Transferring with a Bus Architecture</text:p>
      <text:p text:style-name="P166">Still using Muxes with select to move te dat between registers, and still have load enable, but now the output selected from Muxes is sent to all registers.</text:p>
      <text:p text:style-name="P157"/>
      <text:p text:style-name="P166">Serial data transfe<text:span text:style-name="T80">r</text:span></text:p>
      <text:p text:style-name="P155"/>
      <text:p text:style-name="P150">Binary Counter</text:p>
      <text:p text:style-name="P150"/>
      <text:p text:style-name="P150"/>
      <text:p text:style-name="P150"/>
      <text:p text:style-name="P150"/>
      <text:p text:style-name="P200"><text:span text:style-name="T81">Arithmetic Logic Unit</text:span></text:p>
      <text:p text:style-name="P189">Registers, microoperations, <text:span text:style-name="T81">and control unit</text:span></text:p>
      <text:p text:style-name="P188"/>
      <text:p text:style-name="P190">Datapath example:</text:p>
      <text:p text:style-name="P190">Common load enable input to multiple registers, so that data path is feeding to all the registers which is controlled by a D address line (decoder selected)</text:p>
      <text:p text:style-name="P190"/>
      <text:p text:style-name="P191">Muxes determine which output and input appear.A-bus, B-bus</text:p>
      <text:p text:style-name="P191"/>
      <text:p text:style-name="P191">Then the path goes into the function unit </text:p>
      <text:p text:style-name="P191">Shifter….<text:span text:style-name="T82">Basic Barrel Shifter can be built with purely combinational logic, (4 muxes and a datapath) with some fancy wiring.</text:span></text:p>
      <text:p text:style-name="P195"/>
      <text:p text:style-name="P191">ALU – arithmetic logic unit <text:span text:style-name="T88">(also built with purely combinational logic)</text:span></text:p>
      <text:p text:style-name="P197"/>
      <text:p text:style-name="P197"><text:span text:style-name="T88">The arithmetic circuit: <text:s/></text:span>n-bit ALU uses n full adders inside a parallel adder</text:p>
      <text:p text:style-name="P192"/>
      <text:p text:style-name="P192"><text:tab/>Outputs – an overflow, carry out bit, negative (high bit), and zero detector.</text:p>
      <text:p text:style-name="P192"><text:tab/><text:tab/><text:span text:style-name="T85">Output equation: <text:s/>G = A + Y + Cin</text:span></text:p>
      <text:p text:style-name="P192"><text:tab/><text:span text:style-name="T83">Inputs – </text:span></text:p>
      <text:p text:style-name="P192"><text:span text:style-name="T83"><text:tab/><text:tab/>Data input A and B</text:span></text:p>
      <text:p text:style-name="P197"><text:tab/><text:tab/><text:tab/>A input goes directly into the n-bit parallel adder</text:p>
      <text:p text:style-name="P192"><text:tab/><text:tab/><text:tab/><text:span text:style-name="T84">B input logic goes in front of the n full adders.</text:span></text:p>
      <text:p text:style-name="P198"><text:tab/><text:tab/><text:tab/><text:tab/>Arithmetic circuit:</text:p>
      <text:p text:style-name="P198"><text:tab/><text:tab/><text:tab/><text:tab/>If select is 0,0 for B and Cin=0 then G = A</text:p>
      <text:p text:style-name="P198"><text:tab/><text:tab/><text:tab/><text:tab/>If select is 1,1 for B and Cin=0 then G = A – 1</text:p>
      <text:p text:style-name="P198"><text:tab/><text:tab/><text:tab/><text:tab/>If select is 0,0 for B and Cin=1 then G = A + 1</text:p>
      <text:p text:style-name="P198"><text:tab/><text:tab/><text:tab/><text:tab/>If select is 1,0 for B and Cin=1 then G = A + B’ + 1</text:p>
      <text:p text:style-name="P198"><text:tab/><text:tab/><text:tab/><text:tab/>If select is 0,1 for B and Cin=0 then G = A + B</text:p>
      <text:p text:style-name="P198"><text:tab/><text:tab/>This relationship maps to Y = BS<text:span text:style-name="T86">0</text:span> + B’S<text:span text:style-name="T86">1</text:span></text:p>
      <text:p text:style-name="P198"><text:tab/><text:tab/><text:span text:style-name="T87">Which can be built with a OR, 2 AND’s, and 1 inverter for each full adder (of 1-bit)</text:span></text:p>
      <text:p text:style-name="P198"/>
      <text:p text:style-name="P192"><text:span text:style-name="T83"><text:tab/><text:tab/>Carry input</text:span></text:p>
      <text:p text:style-name="P192"><text:span text:style-name="T83"><text:tab/><text:tab/>Operation select, and Mode select</text:span></text:p>
      <text:p text:style-name="P191"/>
      <text:p text:style-name="P199">Logic circuit: <text:s/>a bunch of muxes (1 per bit in datapath)...the selectors decide between the 4 logical operations AND, OR, XOR, and NOT (1’s complement).</text:p>
      <text:p text:style-name="P199"/>
      <text:p text:style-name="P193">Selection/control inputs: <text:s/>MF, MB, MD, G</text:p>
      <text:p text:style-name="P193"/>
      <text:p text:style-name="P201"/>
      <text:p text:style-name="P193"/>
      <text:p text:style-name="P193"/>
      <text:p text:style-name="P194"/>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8:56:54.569222356</meta:creation-date>
    <dc:date>2019-12-05T21:24:53.829479928</dc:date>
    <meta:editing-duration>P3DT9H41M37S</meta:editing-duration>
    <meta:editing-cycles>195</meta:editing-cycles>
    <meta:generator>LibreOffice/6.0.1.1$Linux_X86_64 LibreOffice_project/60bfb1526849283ce2491346ed2aa51c465abfe6</meta:generator>
    <meta:print-date>2019-10-03T02:25:50.426820838</meta:print-date>
    <meta:document-statistic meta:table-count="1" meta:image-count="0" meta:object-count="0" meta:page-count="14" meta:paragraph-count="356" meta:word-count="4065" meta:character-count="22610" meta:non-whitespace-character-count="18556"/>
  </office:meta>
</office:document-meta>
</file>